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160000006D85F903B22773728C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00000054D00000055C79895488919027D.png" manifest:media-type="image/png"/>
  <manifest:file-entry manifest:full-path="Pictures/TablePreview1.svm" manifest:media-type=""/>
  <manifest:file-entry manifest:full-path="Pictures/100000000000005E0000005EB1FC5BD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1" svg:font-family="ArialM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d" style:font-family-generic="swiss" style:font-pitch="variable"/>
    <style:font-face style:name="Arial Narrow" svg:font-family="'Arial Narrow'" style:font-family-generic="swiss" style:font-pitch="variable"/>
    <style:font-face style:name="Arial Narrow1" svg:font-family="'Arial Narrow'" style:font-adornments="normal" style:font-family-generic="swiss" style:font-pitch="variable"/>
    <style:font-face style:name="ArialMT" svg:font-family="ArialMT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13.311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5.304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5.324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5.325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5.147cm" fo:padding-top="0.151cm" fo:padding-bottom="0.151cm" fo:padding-left="0.276cm" fo:padding-right="0.276cm"/>
    </style:style>
    <style:style style:name="gr6" style:family="graphic" style:parent-style-name="standard">
      <style:graphic-properties draw:stroke="none" draw:fill="none" fo:min-height="0.638cm"/>
    </style:style>
    <style:style style:name="gr7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5.362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3.325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7.981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2.821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1.896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9cm" fo:min-width="5.774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5.774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2.948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637cm" fo:min-width="8.464cm" fo:padding-top="0.151cm" fo:padding-bottom="0.151cm" fo:padding-left="0.276cm" fo:padding-right="0.276cm"/>
    </style:style>
    <style:style style:name="gr16" style:family="graphic" style:parent-style-name="objectwithoutfill">
      <style:graphic-properties draw:stroke="dash" draw:stroke-dash="_32__20_Dots_20_1_20_Dash" svg:stroke-color="#999999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5cm"/>
    </style:style>
    <style:style style:name="gr18" style:family="graphic" style:parent-style-name="standard">
      <style:graphic-properties draw:stroke="none" svg:stroke-color="#000000" draw:fill="none" draw:fill-color="#ffffff" fo:min-height="0.433cm"/>
    </style:style>
    <style:style style:name="gr19" style:family="graphic" style:parent-style-name="standard">
      <style:graphic-properties svg:stroke-width="0.053cm" svg:stroke-color="#999999" draw:marker-start-width="0.579cm" draw:marker-end-width="0.579cm" svg:stroke-opacity="80%" draw:stroke-linejoin="bevel" draw:fill="none" draw:textarea-horizontal-align="justify" draw:textarea-vertical-align="middle" draw:auto-grow-height="false" fo:min-height="12.003cm" fo:min-width="20.189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0.997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4cm" fo:min-width="0.409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0.361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bitmap" draw:fill-image-name="Fiery" draw:textarea-horizontal-align="justify" draw:textarea-vertical-align="middle" draw:auto-grow-height="false" fo:min-height="2.106cm" fo:min-width="5.428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1.608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0.817cm" fo:padding-top="0.151cm" fo:padding-bottom="0.151cm" fo:padding-left="0.276cm" fo:padding-right="0.276cm"/>
    </style:style>
    <style:style style:name="gr26" style:family="graphic" style:parent-style-name="standard">
      <style:graphic-properties draw:stroke="none" draw:fill="none" fo:min-height="0.374cm"/>
    </style:style>
    <style:style style:name="gr27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3.298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0099ff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4.052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3.682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745cm" fo:min-width="17.109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99ff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5.217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9cm" fo:min-width="5.81cm" fo:padding-top="0.151cm" fo:padding-bottom="0.151cm" fo:padding-left="0.276cm" fo:padding-right="0.276cm"/>
    </style:style>
    <style:style style:name="gr33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0.387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5.81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594cm" fo:min-width="0.495cm" fo:padding-top="0.151cm" fo:padding-bottom="0.151cm" fo:padding-left="0.276cm" fo:padding-right="0.276cm"/>
    </style:style>
    <style:style style:name="gr36" style:family="graphic" style:parent-style-name="standard">
      <style:graphic-properties svg:stroke-width="0.053cm" svg:stroke-color="#ffff00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842cm" fo:min-width="19.874cm" fo:padding-top="0.151cm" fo:padding-bottom="0.151cm" fo:padding-left="0.276cm" fo:padding-right="0.276cm"/>
    </style:style>
    <style:style style:name="gr37" style:family="graphic" style:parent-style-name="standard">
      <style:graphic-properties draw:stroke="dash" draw:stroke-dash="Ultrafine_20_Dashed" svg:stroke-color="#000000" draw:fill="none" draw:fill-color="#ffffff" fo:min-height="13.105cm"/>
    </style:style>
    <style:style style:name="gr38" style:family="graphic" style:parent-style-name="standard">
      <style:graphic-properties draw:textarea-vertical-align="middle"/>
    </style:style>
    <style:style style:name="gr39" style:family="graphic" style:parent-style-name="standard">
      <style:graphic-properties draw:stroke="none" draw:fill="none" fo:min-height="0.633cm"/>
    </style:style>
    <style:style style:name="gr40" style:family="graphic" style:parent-style-name="standard">
      <style:graphic-properties draw:stroke="none" draw:fill="none" fo:min-height="0.628cm"/>
    </style:style>
    <style:style style:name="gr41" style:family="graphic" style:parent-style-name="standard">
      <style:graphic-properties draw:stroke="none" draw:fill="none" fo:min-height="27.932cm"/>
    </style:style>
    <style:style style:name="gr42" style:family="graphic" style:parent-style-name="standard">
      <style:graphic-properties draw:stroke="none" draw:fill="none" fo:min-height="5.407cm"/>
    </style:style>
    <style:style style:name="gr43" style:family="graphic" style:parent-style-name="standard">
      <style:graphic-properties draw:stroke="none" svg:stroke-color="#000000" draw:fill="none" draw:fill-color="#ffffff" fo:min-height="0.395cm"/>
    </style:style>
    <style:style style:name="gr44" style:family="graphic" style:parent-style-name="standard" style:list-style-name="L1">
      <style:graphic-properties draw:stroke="none" draw:fill="none" fo:min-height="4.562cm"/>
    </style:style>
    <style:style style:name="gr45" style:family="graphic" style:parent-style-name="standard">
      <style:graphic-properties draw:stroke="none" draw:fill="none" fo:min-height="1.775cm"/>
    </style:style>
    <style:style style:name="gr46" style:family="graphic" style:parent-style-name="standard">
      <style:graphic-properties draw:stroke="none" svg:stroke-color="#000000" draw:fill="none" draw:fill-color="#ffffff" fo:min-height="0.551cm"/>
    </style:style>
    <style:style style:name="gr47" style:family="graphic" style:parent-style-name="standard">
      <style:graphic-properties draw:stroke="none" svg:stroke-color="#000000" draw:fill="none" draw:fill-color="#ffffff" fo:min-height="0.19cm"/>
    </style:style>
    <style:style style:name="gr48" style:family="graphic" style:parent-style-name="Objekt_20_uden_20_fyld_20_og_20_ude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svg:stroke-width="0.1cm" svg:stroke-color="#eb0000" draw:marker-start-width="0.5cm" draw:marker-end-width="0.5cm" draw:fill="none" draw:textarea-horizontal-align="justify" draw:textarea-vertical-align="middle" draw:auto-grow-height="false" fo:min-height="0.057cm" fo:min-width="16.883cm" fo:padding-top="0.175cm" fo:padding-bottom="0.175cm" fo:padding-left="0.3cm" fo:padding-right="0.3cm"/>
    </style:style>
    <style:style style:name="gr50" style:family="graphic" style:parent-style-name="standard">
      <style:graphic-properties svg:stroke-width="0.1cm" svg:stroke-color="#eb0000" draw:marker-start-width="0.5cm" draw:marker-end-width="0.5cm" draw:fill="none" draw:textarea-horizontal-align="justify" draw:textarea-vertical-align="middle" draw:auto-grow-height="false" fo:min-height="0.057cm" fo:min-width="9.407cm" fo:padding-top="0.175cm" fo:padding-bottom="0.175cm" fo:padding-left="0.3cm" fo:padding-right="0.3cm"/>
    </style:style>
    <style:style style:name="gr51" style:family="graphic" style:parent-style-name="standard">
      <style:graphic-properties draw:stroke="none" draw:fill="none" fo:min-height="2.444cm"/>
    </style:style>
    <style:style style:name="gr52" style:family="graphic" style:parent-style-name="standard">
      <style:graphic-properties svg:stroke-width="0.1cm" svg:stroke-color="#eb0000" draw:marker-start-width="0.5cm" draw:marker-end-width="0.5cm" draw:fill="none" draw:textarea-horizontal-align="justify" draw:textarea-vertical-align="middle" draw:auto-grow-height="false" fo:min-height="0.057cm" fo:min-width="8.668cm" fo:padding-top="0.175cm" fo:padding-bottom="0.175cm" fo:padding-left="0.3cm" fo:padding-right="0.3cm"/>
    </style:style>
    <style:style style:name="gr53" style:family="graphic" style:parent-style-name="standard">
      <style:graphic-properties svg:stroke-width="0.1cm" svg:stroke-color="#eb0000" draw:marker-start-width="0.5cm" draw:marker-end-width="0.5cm" draw:fill="none" draw:textarea-horizontal-align="justify" draw:textarea-vertical-align="middle" draw:auto-grow-height="false" fo:min-height="0.057cm" fo:min-width="17.733cm" fo:padding-top="0.175cm" fo:padding-bottom="0.175cm" fo:padding-left="0.3cm" fo:padding-right="0.3cm"/>
    </style:style>
    <style:style style:name="gr54" style:family="graphic" style:parent-style-name="standard">
      <style:graphic-properties draw:stroke="none" svg:stroke-color="#000000" draw:fill="none" draw:fill-color="#ffffff" fo:min-height="1.577cm"/>
    </style:style>
    <style:style style:name="co1" style:family="table-column">
      <style:table-column-properties style:column-width="7.886cm" style:use-optimal-column-width="false"/>
    </style:style>
    <style:style style:name="co2" style:family="table-column">
      <style:table-column-properties style:column-width="0.82cm" style:use-optimal-column-width="false"/>
    </style:style>
    <style:style style:name="co3" style:family="table-column">
      <style:table-column-properties style:column-width="0.794cm" style:use-optimal-column-width="false"/>
    </style:style>
    <style:style style:name="co4" style:family="table-column">
      <style:table-column-properties style:column-width="5.9cm" style:use-optimal-column-width="false"/>
    </style:style>
    <style:style style:name="co5" style:family="table-column">
      <style:table-column-properties style:column-width="0.688cm" style:use-optimal-column-width="false"/>
    </style:style>
    <style:style style:name="co6" style:family="table-column">
      <style:table-column-properties style:column-width="0.797cm" style:use-optimal-column-width="false"/>
    </style:style>
    <style:style style:name="co7" style:family="table-column">
      <style:table-column-properties style:column-width="7.986cm" style:use-optimal-column-width="false"/>
    </style:style>
    <style:style style:name="co8" style:family="table-column">
      <style:table-column-properties style:column-width="0.6cm" style:use-optimal-column-width="false"/>
    </style:style>
    <style:style style:name="co9" style:family="table-column">
      <style:table-column-properties style:column-width="8.334cm" style:use-optimal-column-width="false"/>
    </style:style>
    <style:style style:name="co10" style:family="table-column">
      <style:table-column-properties style:column-width="0.905cm" style:use-optimal-column-width="false"/>
    </style:style>
    <style:style style:name="ro1" style:family="table-row">
      <style:table-row-properties style:row-height="0.584cm"/>
    </style:style>
    <style:style style:name="ro2" style:family="table-row">
      <style:table-row-properties style:row-height="0.906cm"/>
    </style:style>
    <style:style style:name="ro3" style:family="table-row">
      <style:table-row-properties style:row-height="0.719cm"/>
    </style:style>
    <style:style style:name="ro4" style:family="table-row">
      <style:table-row-properties style:row-height="0.622cm"/>
    </style:style>
    <style:style style:name="ro5" style:family="table-row">
      <style:table-row-properties style:row-height="1.226cm"/>
    </style:style>
    <style:style style:name="ro6" style:family="table-row">
      <style:table-row-properties style:row-height="0.905cm"/>
    </style:style>
    <style:style style:name="ro7" style:family="table-row">
      <style:table-row-properties style:row-height="0.718cm"/>
    </style:style>
    <style:style style:name="ro8" style:family="table-row">
      <style:table-row-properties style:row-height="0.598cm"/>
    </style:style>
    <style:style style:name="ro9" style:family="table-row">
      <style:table-row-properties style:row-height="0.593cm"/>
    </style:style>
    <style:style style:name="ro10" style:family="table-row">
      <style:table-row-properties style:row-height="0.661cm"/>
    </style:style>
    <style:style style:name="ro11" style:family="table-row">
      <style:table-row-properties style:row-height="0.73cm"/>
    </style:style>
    <style:style style:name="ro12" style:family="table-row">
      <style:table-row-properties style:row-height="0.594cm"/>
    </style:style>
    <style:style style:name="ce1" style:family="table-cell">
      <style:graphic-properties style:repeat="repeat"/>
      <style:paragraph-properties style:text-autospace="none"/>
      <style:text-properties fo:font-size="8pt" style:font-size-asian="8pt" style:font-size-complex="8pt"/>
    </style:style>
    <style:style style:name="ce2" style:family="table-cell">
      <style:graphic-properties style:repeat="repeat"/>
      <style:paragraph-properties fo:text-align="center" style:text-autospace="none"/>
      <style:text-properties fo:font-size="8pt" style:font-size-asian="8pt" style:font-size-complex="8pt"/>
    </style:style>
    <style:style style:name="ce3" style:family="table-cell">
      <style:graphic-properties style:repeat="repeat"/>
      <style:paragraph-properties style:text-autospace="none"/>
      <style:text-properties fo:font-size="8pt" fo:font-weight="bold" style:font-size-asian="8pt" style:font-weight-asian="bold" style:font-size-complex="8pt" style:font-weight-complex="bold"/>
    </style:style>
    <style:style style:name="ce4" style:family="table-cell">
      <style:graphic-properties style:repeat="repeat"/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P1" style:family="paragraph">
      <style:paragraph-properties style:text-autospace="none"/>
    </style:style>
    <style:style style:name="P2" style:family="paragraph">
      <style:paragraph-properties fo:margin-left="0cm" fo:margin-right="0cm" fo:text-align="start" fo:text-indent="0cm" style:text-autospace="none"/>
      <style:text-properties fo:font-size="9pt" style:font-size-asian="9pt" style:font-size-complex="9pt"/>
    </style:style>
    <style:style style:name="P3" style:family="paragraph">
      <style:paragraph-properties fo:text-align="start" style:text-autospace="none"/>
    </style:style>
    <style:style style:name="P4" style:family="paragraph">
      <style:paragraph-properties fo:margin-left="0cm" fo:margin-right="0cm" fo:text-indent="0cm" style:text-autospace="none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text-align="end" style:text-autospace="none"/>
    </style:style>
    <style:style style:name="P6" style:family="paragraph">
      <style:paragraph-properties fo:margin-left="0cm" fo:margin-right="0cm" fo:text-align="end" fo:text-indent="0cm" style:text-autospace="none"/>
      <style:text-properties fo:font-size="9pt" style:font-size-asian="9pt" style:font-size-complex="9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fo:font-size="9pt" style:font-size-asian="9pt" style:font-size-complex="9pt"/>
    </style:style>
    <style:style style:name="P9" style:family="paragraph">
      <style:paragraph-properties fo:text-align="center"/>
    </style:style>
    <style:style style:name="P10" style:family="paragraph">
      <style:text-properties fo:color="#666666" fo:font-size="11pt" style:font-size-asian="11pt" style:font-size-complex="18pt"/>
    </style:style>
    <style:style style:name="P11" style:family="paragraph">
      <style:paragraph-properties fo:text-align="start" style:text-autospace="none"/>
      <style:text-properties fo:font-size="9pt" style:font-size-asian="9pt" style:font-size-complex="9pt"/>
    </style:style>
    <style:style style:name="P12" style:family="paragraph">
      <style:paragraph-properties fo:margin-left="0cm" fo:margin-right="0cm" fo:text-align="end" fo:text-indent="0cm"/>
    </style:style>
    <style:style style:name="P13" style:family="paragraph">
      <style:paragraph-properties fo:margin-left="0cm" fo:margin-right="0cm" fo:text-align="end" fo:text-indent="0cm"/>
      <style:text-properties fo:font-size="9pt" style:font-size-asian="9pt" style:font-size-complex="9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align="center" fo:text-indent="0cm"/>
      <style:text-properties fo:font-size="9pt" style:font-size-asian="9pt" style:font-size-complex="9pt"/>
    </style:style>
    <style:style style:name="P16" style:family="paragraph">
      <style:paragraph-properties fo:margin-left="0cm" fo:margin-right="0cm" fo:text-indent="0cm" style:text-autospace="none"/>
      <style:text-properties fo:color="#000080" style:font-name="Arial Narrow1" fo:font-size="9pt" fo:font-weight="normal" style:font-size-asian="16pt" style:font-weight-asian="bold" style:font-size-complex="16pt" style:font-weight-complex="bold"/>
    </style:style>
    <style:style style:name="P17" style:family="paragraph">
      <style:paragraph-properties fo:margin-left="0cm" fo:margin-right="0cm" fo:text-align="end" fo:text-indent="0cm" style:text-autospace="none"/>
      <style:text-properties fo:color="#000080" style:font-name="Arial Narrow1" fo:font-size="9pt" fo:font-weight="normal" style:font-size-asian="16pt" style:font-weight-asian="bold" style:font-size-complex="16pt" style:font-weight-complex="bold"/>
    </style:style>
    <style:style style:name="P18" style:family="paragraph">
      <style:paragraph-properties fo:margin-left="0cm" fo:margin-right="0cm" fo:text-indent="0cm" style:text-autospace="none"/>
    </style:style>
    <style:style style:name="P19" style:family="paragraph">
      <style:paragraph-properties fo:margin-left="0cm" fo:margin-right="0cm" fo:text-align="start" fo:text-indent="0cm"/>
      <style:text-properties fo:font-size="9pt" fo:font-style="italic" style:font-size-asian="9pt" style:font-size-complex="9pt"/>
    </style:style>
    <style:style style:name="P20" style:family="paragraph">
      <style:paragraph-properties fo:margin-left="0cm" fo:margin-right="0cm" fo:text-align="start" fo:text-indent="0cm" style:text-autospace="none"/>
      <style:text-properties fo:font-size="9pt" fo:font-style="normal" style:font-size-asian="9pt" style:font-size-complex="9pt"/>
    </style:style>
    <style:style style:name="P21" style:family="paragraph">
      <style:paragraph-properties fo:margin-left="0cm" fo:margin-right="0cm" fo:text-align="end" fo:text-indent="0cm"/>
      <style:text-properties fo:font-size="9pt" style:font-size-asian="18pt" style:font-size-complex="18pt"/>
    </style:style>
    <style:style style:name="P22" style:family="paragraph">
      <style:text-properties fo:font-size="9pt" style:font-size-asian="18pt" style:font-size-complex="18pt"/>
    </style:style>
    <style:style style:name="P23" style:family="paragraph">
      <style:paragraph-properties fo:text-align="start"/>
      <style:text-properties style:text-line-through-style="none" style:text-line-through-type="none" style:font-name="Liberation Sans1" fo:font-size="10pt" fo:font-style="normal" style:text-underline-style="none" fo:font-weight="normal"/>
    </style:style>
    <style:style style:name="P24" style:family="paragraph">
      <style:paragraph-properties fo:text-align="start"/>
      <style:text-properties style:text-line-through-style="none" style:text-line-through-type="none" style:font-name="Liberation Sans1" fo:font-size="9pt" fo:font-style="normal" style:text-underline-style="solid" style:text-underline-width="auto" fo:font-weight="bold"/>
    </style:style>
    <style:style style:name="P25" style:family="paragraph">
      <style:paragraph-properties fo:text-align="center" style:text-autospace="none"/>
    </style:style>
    <style:style style:name="P26" style:family="paragraph">
      <style:text-properties fo:font-size="8pt" style:font-size-asian="18pt" style:font-size-complex="18pt"/>
    </style:style>
    <style:style style:name="P27" style:family="paragraph">
      <style:text-properties fo:font-size="10pt" fo:font-weight="bold" style:font-size-asian="18pt" style:font-size-complex="18pt"/>
    </style:style>
    <style:style style:name="P28" style:family="paragraph">
      <style:paragraph-properties fo:margin-left="0cm" fo:margin-right="0cm" fo:text-indent="0cm"/>
    </style:style>
    <style:style style:name="P29" style:family="paragraph">
      <style:paragraph-properties fo:margin-left="0cm" fo:margin-right="0cm" fo:text-indent="0cm"/>
      <style:text-properties style:font-name="Liberation Sans" fo:font-size="8pt" style:letter-kerning="true" style:font-name-asian="Microsoft YaHei" style:font-size-asian="18pt" style:font-name-complex="Mangal" style:font-size-complex="18pt"/>
    </style:style>
    <style:style style:name="P30" style:family="paragraph">
      <style:text-properties fo:font-size="10pt" style:font-size-asian="18pt" style:font-size-complex="18pt"/>
    </style:style>
    <style:style style:name="P31" style:family="paragraph">
      <style:text-properties fo:font-size="10pt" fo:font-style="normal" fo:font-weight="bold" style:font-size-asian="18pt" style:font-size-complex="1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666666" fo:font-size="11pt" style:font-size-asian="11pt" style:font-size-complex="18pt"/>
    </style:style>
    <style:style style:name="T4" style:family="text">
      <style:text-properties style:font-name="Liberation Sans" fo:font-size="9pt" style:letter-kerning="true" style:font-name-asian="Microsoft YaHei" style:font-size-asian="9pt" style:font-name-complex="Mangal" style:font-size-complex="9pt"/>
    </style:style>
    <style:style style:name="T5" style:family="text">
      <style:text-properties fo:color="#000080" style:font-name="Arial Narrow1" fo:font-size="9pt" fo:font-weight="normal" style:font-size-asian="16pt" style:font-weight-asian="bold" style:font-size-complex="16pt" style:font-weight-complex="bold"/>
    </style:style>
    <style:style style:name="T6" style:family="text">
      <style:text-properties fo:font-size="9pt" style:font-size-asian="8pt" style:font-size-complex="8pt"/>
    </style:style>
    <style:style style:name="T7" style:family="text">
      <style:text-properties fo:font-size="9pt" fo:font-style="italic" style:font-size-asian="9pt" style:font-size-complex="9pt"/>
    </style:style>
    <style:style style:name="T8" style:family="text">
      <style:text-properties fo:font-size="9pt" fo:font-style="normal" style:font-size-asian="8pt" style:font-size-complex="8pt"/>
    </style:style>
    <style:style style:name="T9" style:family="text">
      <style:text-properties style:font-name="Liberation Sans" fo:font-size="9pt" style:letter-kerning="true" style:font-name-asian="Microsoft YaHei" style:font-size-asian="18pt" style:font-name-complex="Mangal" style:font-size-complex="18pt"/>
    </style:style>
    <style:style style:name="T10" style:family="text">
      <style:text-properties style:font-name="Arial1" fo:font-size="10pt" style:text-underline-style="solid" style:text-underline-width="auto" style:text-underline-color="font-color" fo:font-weight="bold" style:font-size-asian="18pt" style:font-size-complex="18pt"/>
    </style:style>
    <style:style style:name="T11" style:family="text">
      <style:text-properties fo:font-size="9pt" style:font-size-asian="18pt" style:font-size-complex="18pt"/>
    </style:style>
    <style:style style:name="T12" style:family="text">
      <style:text-properties fo:font-size="9pt" fo:font-weight="bold" style:font-size-asian="18pt" style:font-size-complex="18pt"/>
    </style:style>
    <style:style style:name="T13" style:family="text">
      <style:text-properties fo:font-size="9pt" fo:font-style="italic" style:font-size-asian="18pt" style:font-size-complex="18pt"/>
    </style:style>
    <style:style style:name="T14" style:family="text">
      <style:text-properties fo:font-style="normal" fo:font-weight="bold"/>
    </style:style>
    <style:style style:name="T15" style:family="text">
      <style:text-properties fo:font-weight="bold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ArialMT1" fo:font-size="8pt" fo:font-style="normal" fo:text-shadow="none" style:text-underline-style="solid" style:text-underline-width="auto" style:text-underline-color="font-color" fo:font-weight="normal" style:letter-kerning="true" style:font-name-asian="ArialMT1" style:font-size-asian="18pt" style:font-style-asian="normal" style:font-weight-asian="normal" style:font-name-complex="ArialMT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8pt" style:font-size-asian="18pt" style:font-size-complex="18pt"/>
    </style:style>
    <style:style style:name="T20" style:family="text">
      <style:text-properties fo:font-size="8pt" fo:font-weight="bold" style:font-size-asian="18pt" style:font-size-complex="18pt"/>
    </style:style>
    <style:style style:name="T21" style:family="text">
      <style:text-properties fo:font-size="8pt" style:text-underline-style="solid" style:text-underline-width="auto" style:text-underline-color="font-color" style:font-size-asian="18pt" style:font-size-complex="18pt"/>
    </style:style>
    <style:style style:name="T22" style:family="text">
      <style:text-properties fo:font-size="10pt" fo:font-weight="bold" style:font-size-asian="18pt" style:font-size-complex="18pt"/>
    </style:style>
    <style:style style:name="T23" style:family="text">
      <style:text-properties style:font-name="Liberation Sans" fo:font-size="8pt" style:text-underline-style="solid" style:text-underline-width="auto" style:text-underline-color="font-color" style:letter-kerning="true" style:font-name-asian="Microsoft YaHei" style:font-size-asian="18pt" style:font-name-complex="Mangal" style:font-size-complex="18pt"/>
    </style:style>
    <style:style style:name="T24" style:family="text">
      <style:text-properties style:font-name="Liberation Sans" fo:font-size="8pt" style:letter-kerning="true" style:font-name-asian="Microsoft YaHei" style:font-size-asian="18pt" style:font-name-complex="Mangal" style:font-size-complex="18pt"/>
    </style:style>
    <style:style style:name="T25" style:family="text">
      <style:text-properties fo:font-size="10pt"/>
    </style:style>
    <style:style style:name="T26" style:family="text">
      <style:text-properties fo:font-size="10pt" fo:font-weight="bold"/>
    </style:style>
    <style:style style:name="T27" style:family="text">
      <style:text-properties fo:font-size="10pt" style:font-size-asian="18pt" style:font-size-complex="18pt"/>
    </style:style>
    <style:style style:name="T28" style:family="text">
      <style:text-properties fo:font-size="10pt" fo:font-style="normal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area form:name="Tekstfelt 1" form:control-implementation="ooo:com.sun.star.form.component.TextField" xml:id="control1" form:id="control1" form:current-value="Variabelnavne:&#10;$eget_firmanavn&#10;$egen_addr1&#10;$egen_addr2&#10;$eget_postnr&#10;$eget_bynavn&#10;$eget_land&#10;$eget_cvrnr&#10;$egen_tlf&#10;$egen_fax&#10;$egen_bank_navn&#10;$egen_bank_reg&#10;$egen_bank_konto&#10;$egen_email&#10;$egen_web&#10;if ($form_nr&lt;6  || $form_nr==10 || $form_nr&gt;=12) { [ &lt; Rykker_1 | = Pos | &gt;= Indkøbsforslag]&#10;&#9;$ansat_initialer&#10;&#9;$ansat_navn&#10;&#9;$ansat_addr1&#10;&#9;$ansat_addr2&#10;&#9;$ansat_postnr&#10;&#9;$ansat_by&#10;&#9;$ansat_email&#10;&#9;$ansat_mobil&#10;&#9;$ansat_tlf&#10;&#9;$ansat_fax&#10;&#9;$ansat_privattlf&#10;} elseif ($form_nr==11) { [= Kontokort]&#10;&#9;$adresser_firmanavn&#10;&#9;$adresser_addr1&#10;&#9;$adresser_addr2&#10;&#9;$adresser_postnr&#10;&#9;$adresser_bynavn&#10;&#9;$adresser_land&#10;&#9;$adresser_kontakt&#10;&#9;$adresser_cvrnr&#10;}&#9;&#10;if ($form_nr!=11) { [ &lt;&gt; Kontokort]&#10;&#9;$ordre_firmanavn&#10;&#9;$ordre_addr1&#10;&#9;$ordre_addr2&#10;&#9;$ordre_postnr&#10;&#9;$ordre_bynavn&#10;&#9;$ordre_land&#10;&#9;$ordre_kontakt&#10;&#9;$ordre_cvrnr&#10;}&#10;if ($form_nr&lt;6 || $form_nr==10 || $form_nr&gt;=12) { [ &lt; Rykker_1 | = Pos | &gt;= Indkøbsforslag]&#10;&#9;$ordre_ordredate&#10;&#9;$ordre_levdate&#10;&#9;$ordre_notes&#10;&#9;$ordre_ordrenr&#10;&#9;$ordre_momssats&#10;&#9;$ordre_kundeordnr&#10;&#9;$ordre_projekt&#10;&#9;$ordre_lev_navn&#10;&#9;$ordre_lev_addr1&#10;&#9;$ordre_lev_addr2&#10;&#9;$ordre_lev_postnr&#10;&#9;$ordre_lev_bynavn&#10;&#9;$ordre_lev_kontakt&#10;&#9;$ordre_ean&#10;&#9;$ordre_institution&#10;&#9;$ordre_lev_kontakt&#10;}&#9;&#10;if ($form_nr==4 || $form_nr==13) {  [ = Faktura | = Rekvisition]&#10;&#9;$ordre_fakturanr&#10;&#9;$ordre_fakturadate&#10;}&#9;&#10;$formular_side&#10;$formular_nextside&#10;$formular_preside&#10;$formular_transportsum&#10;$formular_betalingsid(9,5)&#10;if ($form_nr&lt;6 || $form_nr==10 || $form_nr&gt;=12) { [&lt; Rykker_1 | = Pos | &gt;= Indkøbsforslag ]&#10;&#9;$formular_moms&#10;&#9;$formular_momsgrundlag&#10;}&#10;$formular_ialt&#10;if ($form_nr==3) { [= Følgeseddel ]&#10;&#9;$levering_lev_nr&#10;&#9;$levering_salgsdate&#10;} &#10;if ($form_nr&gt;=6) { [&gt;= Rykker_1 ]&#10;&#9;$forfalden_sum&#10;&#9;$rykker_gebyr&#10;}&#9;" form:value="Variabelnavne:&#10;$eget_firmanavn&#10;$egen_addr1&#10;$egen_addr2&#10;$eget_postnr&#10;$eget_bynavn&#10;$eget_land&#10;$eget_cvrnr&#10;$egen_tlf&#10;$egen_fax&#10;$egen_bank_navn&#10;$egen_bank_reg&#10;$egen_bank_konto&#10;$egen_email&#10;$egen_web&#10;if ($form_nr&lt;6  || $form_nr==10 || $form_nr&gt;=12) { [ &lt; Rykker_1 | = Pos | &gt;= Indkøbsforslag]&#10;&#9;$ansat_initialer&#10;&#9;$ansat_navn&#10;&#9;$ansat_addr1&#10;&#9;$ansat_addr2&#10;&#9;$ansat_postnr&#10;&#9;$ansat_by&#10;&#9;$ansat_email&#10;&#9;$ansat_mobil&#10;&#9;$ansat_tlf&#10;&#9;$ansat_fax&#10;&#9;$ansat_privattlf&#10;} elseif ($form_nr==11) { [= Kontokort]&#10;&#9;$adresser_firmanavn&#10;&#9;$adresser_addr1&#10;&#9;$adresser_addr2&#10;&#9;$adresser_postnr&#10;&#9;$adresser_bynavn&#10;&#9;$adresser_land&#10;&#9;$adresser_kontakt&#10;&#9;$adresser_cvrnr&#10;}&#9;&#10;if ($form_nr!=11) { [ &lt;&gt; Kontokort]&#10;&#9;$ordre_firmanavn&#10;&#9;$ordre_addr1&#10;&#9;$ordre_addr2&#10;&#9;$ordre_postnr&#10;&#9;$ordre_bynavn&#10;&#9;$ordre_land&#10;&#9;$ordre_kontakt&#10;&#9;$ordre_cvrnr&#10;}&#10;if ($form_nr&lt;6 || $form_nr==10 || $form_nr&gt;=12) { [ &lt; Rykker_1 | = Pos | &gt;= Indkøbsforslag]&#10;&#9;$ordre_ordredate&#10;&#9;$ordre_levdate&#10;&#9;$ordre_notes&#10;&#9;$ordre_ordrenr&#10;&#9;$ordre_momssats&#10;&#9;$ordre_kundeordnr&#10;&#9;$ordre_projekt&#10;&#9;$ordre_lev_navn&#10;&#9;$ordre_lev_addr1&#10;&#9;$ordre_lev_addr2&#10;&#9;$ordre_lev_postnr&#10;&#9;$ordre_lev_bynavn&#10;&#9;$ordre_lev_kontakt&#10;&#9;$ordre_ean&#10;&#9;$ordre_institution&#10;&#9;$ordre_lev_kontakt&#10;}&#9;&#10;if ($form_nr==4 || $form_nr==13) {  [ = Faktura | = Rekvisition]&#10;&#9;$ordre_fakturanr&#10;&#9;$ordre_fakturadate&#10;}&#9;&#10;$formular_side&#10;$formular_nextside&#10;$formular_preside&#10;$formular_transportsum&#10;$formular_betalingsid(9,5)&#10;if ($form_nr&lt;6 || $form_nr==10 || $form_nr&gt;=12) { [&lt; Rykker_1 | = Pos | &gt;= Indkøbsforslag ]&#10;&#9;$formular_moms&#10;&#9;$formular_momsgrundlag&#10;}&#10;$formular_ialt&#10;if ($form_nr==3) { [= Følgeseddel ]&#10;&#9;$levering_lev_nr&#10;&#9;$levering_salgsdate&#10;} &#10;if ($form_nr&gt;=6) { [&gt;= Rykker_1 ]&#10;&#9;$forfalden_sum&#10;&#9;$rykker_gebyr&#10;}&#9;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Scroll" office:value-type="boolean" office:boolean-value="true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VScroll" office:value-type="boolean" office:boolean-value="true"/>
              </form:properties>
            </form:textarea>
            <form:fixed-text form:name="Etiketfelt 1" form:control-implementation="ooo:com.sun.star.form.component.FixedText" xml:id="control2" form:id="control2" form:label="Her finder du alle navne på database-variabler"/>
          </form:form>
        </office:forms>
        <draw:custom-shape draw:style-name="gr1" draw:text-style-name="P2" draw:layer="Saldi-Objekter" svg:width="13.863cm" svg:height="0.5cm" svg:x="0.476cm" svg:y="0.997cm">
          <text:p text:style-name="P1"><text:span text:style-name="T1">$eget_firmanavn <text:s text:c="4"/>* <text:s text:c="4"/>$egen_addr1 <text:s text:c="4"/>* <text:s text:c="4"/>$eget_postnr $eget_bynavn <text:s text:c="4"/>* <text:s text:c="4"/>Danmar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Saldi-Objekter" svg:width="5.856cm" svg:height="0.5cm" svg:x="14.544cm" svg:y="3.263cm">
          <text:p text:style-name="P3"><text:span text:style-name="T1">$eget_firmanav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Saldi-Objekter" svg:width="5.876cm" svg:height="0.5cm" svg:x="14.544cm" svg:y="6.387cm">
          <text:p text:style-name="P3"><text:span text:style-name="T1">CVR nr: $eget_cvrn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Saldi-Objekter" svg:width="5.877cm" svg:height="0.5cm" svg:x="14.544cm" svg:y="4.828cm">
          <text:p text:style-name="P3"><text:span text:style-name="T1">DK-$eget_postnr $eget_bynav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Saldi-Objekter" svg:width="5.699cm" svg:height="0.5cm" svg:x="10.097cm" svg:y="5.325cm">
          <text:p text:style-name="P1"><text:span text:style-name="T1">if($ordre_kontakt;)Att: $ordre_kontakt;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Saldi-Objekter" svg:width="5.876cm" svg:height="0.5cm" svg:x="14.544cm" svg:y="5.354cm">
          <text:p text:style-name="P1"><text:span text:style-name="T1">Tlf:. $egen_tlf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Saldi-Objekter" svg:width="5.876cm" svg:height="0.5cm" svg:x="14.544cm" svg:y="5.874cm">
          <text:p text:style-name="P1"><text:span text:style-name="T1">Fax: $egen_fax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Saldi-Objekter" svg:width="3cm" svg:height="0.888cm" svg:x="10.086cm" svg:y="2.424cm">
          <draw:text-box>
            <text:p text:style-name="P1"><text:span text:style-name="T2">Faktura</text:span></text:p>
          </draw:text-box>
        </draw:frame>
        <draw:custom-shape draw:style-name="gr7" draw:text-style-name="P2" draw:layer="Saldi-Objekter" svg:width="5.914cm" svg:height="0.5cm" svg:x="1.177cm" svg:y="26.319cm">
          <text:p text:style-name="P1"><text:span text:style-name="T1">$egen_bank_reg $egen_bank_konto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Saldi-Objekter" svg:width="3.877cm" svg:height="0.5cm" svg:x="1.177cm" svg:y="25.819cm">
          <text:p text:style-name="P1"><text:span text:style-name="T1">$egen_bank_nav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Saldi-Objekter" svg:width="8.533cm" svg:height="0.5cm" svg:x="11.919cm" svg:y="24.172cm">
          <text:p text:style-name="P1"><text:span text:style-name="T1">Betales inden: $formular_forfaldsdato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Saldi-Objekter" svg:width="3.373cm" svg:height="0.5cm" svg:x="12.343cm" svg:y="21.788cm">
          <text:p text:style-name="P5"><text:span text:style-name="T1">$formular_moms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Saldi-Objekter" svg:width="2.448cm" svg:height="0.5cm" svg:x="4.061cm" svg:y="21.788cm">
          <text:p text:style-name="P5"><text:span text:style-name="T1">$formular_ial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Saldi-Objekter" svg:width="6.326cm" svg:height="0.501cm" svg:x="1.956cm" svg:y="4.026cm">
          <text:p text:style-name="P1"><text:span text:style-name="T1">$ordre_postnr $ordre_bynav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Saldi-Objekter" svg:width="6.326cm" svg:height="0.5cm" svg:x="1.956cm" svg:y="2.525cm">
          <text:p text:style-name="P1"><text:span text:style-name="T1">$ordre_firmanav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Saldi-Objekter" svg:width="6.326cm" svg:height="0.5cm" svg:x="1.956cm" svg:y="3.526cm">
          <text:p text:style-name="P1"><text:span text:style-name="T1">$ordre_addr2;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Saldi-Objekter" svg:width="6.326cm" svg:height="0.501cm" svg:x="1.956cm" svg:y="3.025cm">
          <text:p text:style-name="P1"><text:span text:style-name="T1">$ordre_addr1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Saldi-Objekter" svg:width="3.5cm" svg:height="0.5cm" svg:x="10.097cm" svg:y="3.325cm">
          <text:p text:style-name="P1"><text:span text:style-name="T1">$ordre_fakturanr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Saldi-Objekter" svg:width="3.5cm" svg:height="0.5cm" svg:x="10.097cm" svg:y="4.325cm">
          <text:p text:style-name="P1"><text:span text:style-name="T1">$ordre_kundeordnr;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Saldi-Objekter" svg:width="3.5cm" svg:height="0.5cm" svg:x="10.097cm" svg:y="3.825cm">
          <text:p text:style-name="P1"><text:span text:style-name="T1">$ordre_fakturadate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Saldi-Objekter" svg:width="3.5cm" svg:height="0.5cm" svg:x="10.097cm" svg:y="4.825cm">
          <text:p text:style-name="P1"><text:span text:style-name="T1">$ordre_ordrenr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Saldi-Objekter" svg:width="9.016cm" svg:height="0.939cm" svg:x="5.354cm" svg:y="8.301cm">
          <text:p text:style-name="P7"><text:span text:style-name="T1">beskrivelse</text:span></text:p>
          <text:p text:style-name="P7"><text:span text:style-name="T1"/></text:p>
          <draw:enhanced-geometry svg:viewBox="0 0 21600 21600" draw:type="rectangle" draw:enhanced-path="M 0 0 L 21600 0 21600 21600 0 21600 0 0 Z N"/>
        </draw:custom-shape>
        <draw:line draw:style-name="gr16" draw:text-style-name="P9" draw:layer="measurelines" svg:x1="0.108cm" svg:y1="6.996cm" svg:x2="21cm" svg:y2="6.996cm">
          <text:p/>
        </draw:line>
        <draw:line draw:style-name="gr16" draw:text-style-name="P9" draw:layer="measurelines" svg:x1="0.108cm" svg:y1="20.907cm" svg:x2="21cm" svg:y2="20.907cm">
          <text:p/>
        </draw:line>
        <draw:frame draw:style-name="gr17" draw:text-style-name="P10" draw:layer="measurelines" svg:width="2.488cm" svg:height="0.75cm" svg:x="0.144cm" svg:y="6.929cm">
          <draw:text-box>
            <text:p><text:span text:style-name="T3">Ordrelinier:</text:span></text:p>
          </draw:text-box>
        </draw:frame>
        <draw:frame draw:style-name="gr18" draw:text-style-name="P10" draw:layer="measurelines" svg:width="2.74cm" svg:height="0.692cm" svg:x="0.144cm" svg:y="20.904cm">
          <draw:text-box>
            <text:p><text:span text:style-name="T3">SideFooter:</text:span></text:p>
          </draw:text-box>
        </draw:frame>
        <draw:frame draw:style-name="gr18" draw:text-style-name="P10" draw:layer="measurelines" svg:width="2.873cm" svg:height="0.692cm" svg:x="0.144cm" svg:y="0.13cm">
          <draw:text-box>
            <text:p><text:span text:style-name="T3">SideHeader:</text:span></text:p>
          </draw:text-box>
        </draw:frame>
        <draw:custom-shape draw:style-name="gr2" draw:text-style-name="P2" draw:layer="Saldi-Objekter" svg:width="5.856cm" svg:height="0.5cm" svg:x="14.544cm" svg:y="4.288cm">
          <text:p text:style-name="P1"><text:span text:style-name="T1">$egen_addr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Saldi-Objekter" svg:width="5.856cm" svg:height="0.5cm" svg:x="14.544cm" svg:y="3.775cm">
          <text:p text:style-name="P1"><text:span text:style-name="T1">$egen_addr1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Saldi-Objekter" svg:width="20.741cm" svg:height="12.305cm" svg:x="0.108cm" svg:y="8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Saldi-Objekter" svg:width="1.549cm" svg:height="0.5cm" svg:x="2.743cm" svg:y="8.301cm">
          <text:p text:style-name="P7"><text:span text:style-name="T1">varenr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Saldi-Objekter" svg:width="0.961cm" svg:height="0.496cm" svg:x="1.579cm" svg:y="8.301cm">
          <text:p text:style-name="P7"><text:span text:style-name="T1">posnr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Saldi-Objekter" svg:width="0.913cm" svg:height="0.5cm" svg:x="4.335cm" svg:y="8.301cm">
          <text:p text:style-name="P12"><text:span text:style-name="T4">antal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Saldi-Objekter" svg:width="5.98cm" svg:height="2.408cm" svg:x="14.478cm" svg:y="0.644cm">
          <text:p text:style-name="P14"><text:span text:style-name="T1">LOGO</text:span></text:p>
          <text:p text:style-name="P7"><text:span text:style-name="T1"/>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Saldi-Objekter" svg:width="2.16cm" svg:height="0.5cm" svg:x="18.06cm" svg:y="8.301cm">
          <text:p text:style-name="P12"><text:span text:style-name="T1">liniesum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Saldi-Objekter" svg:width="1.369cm" svg:height="0.5cm" svg:x="14.531cm" svg:y="8.301cm">
          <text:p text:style-name="P12"><text:span text:style-name="T4">pris</text:span></text:p>
          <draw:enhanced-geometry svg:viewBox="0 0 21600 21600" draw:type="rectangle" draw:enhanced-path="M 0 0 L 21600 0 21600 21600 0 21600 0 0 Z N"/>
        </draw:custom-shape>
        <draw:frame draw:style-name="gr26" draw:text-style-name="P16" draw:layer="Saldi-Objekter" svg:width="2.073cm" svg:height="0.624cm" svg:x="2.499cm" svg:y="7.696cm">
          <draw:text-box>
            <text:p text:style-name="P1"><text:span text:style-name="T5">Varenummer</text:span></text:p>
          </draw:text-box>
        </draw:frame>
        <draw:frame draw:style-name="gr26" draw:text-style-name="P16" draw:layer="Saldi-Objekter" svg:width="1.117cm" svg:height="0.624cm" svg:x="1.5cm" svg:y="7.696cm">
          <draw:text-box>
            <text:p text:style-name="P1"><text:span text:style-name="T5">Pos.</text:span></text:p>
          </draw:text-box>
        </draw:frame>
        <draw:frame draw:style-name="gr26" draw:text-style-name="P16" draw:layer="Saldi-Objekter" svg:width="1.139cm" svg:height="0.624cm" svg:x="4.3cm" svg:y="7.696cm">
          <draw:text-box>
            <text:p text:style-name="P1"><text:span text:style-name="T5">Antal</text:span></text:p>
          </draw:text-box>
        </draw:frame>
        <draw:frame draw:style-name="gr26" draw:text-style-name="P16" draw:layer="Saldi-Objekter" svg:width="4.855cm" svg:height="0.624cm" svg:x="5.2cm" svg:y="7.696cm">
          <draw:text-box>
            <text:p text:style-name="P1"><text:span text:style-name="T5">Produkt beskrivelse</text:span></text:p>
          </draw:text-box>
        </draw:frame>
        <draw:frame draw:style-name="gr26" draw:text-style-name="P17" draw:layer="Saldi-Objekter" svg:width="1.472cm" svg:height="0.624cm" svg:x="14.4cm" svg:y="7.696cm">
          <draw:text-box>
            <text:p text:style-name="P5"><text:span text:style-name="T5">à pris</text:span></text:p>
          </draw:text-box>
        </draw:frame>
        <draw:frame draw:style-name="gr26" draw:text-style-name="P17" draw:layer="Saldi-Objekter" svg:width="2.305cm" svg:height="0.624cm" svg:x="18.201cm" svg:y="7.696cm">
          <draw:text-box>
            <text:p text:style-name="P5"><text:span text:style-name="T5">Beløb u. moms</text:span></text:p>
          </draw:text-box>
        </draw:frame>
        <draw:custom-shape draw:style-name="gr27" draw:text-style-name="P2" draw:layer="Saldi-Objekter" svg:width="3.85cm" svg:height="0.5cm" svg:x="16.841cm" svg:y="28.451cm">
          <text:p text:style-name="P1"><text:span text:style-name="T1">Side $formular_sid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Saldi-Objekter" svg:width="3.877cm" svg:height="0.5cm" svg:x="16.074cm" svg:y="21.788cm">
          <text:p text:style-name="P5"><text:span text:style-name="T1">$formular_sum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Saldi-Objekter" svg:width="4.604cm" svg:height="0.5cm" svg:x="15.901cm" svg:y="20.99cm">
          <text:p text:style-name="P18"><text:span text:style-name="T4">$formular_transportsum</text:span></text:p>
          <draw:enhanced-geometry svg:viewBox="0 0 21600 21600" draw:type="rectangle" draw:enhanced-path="M 0 0 L 21600 0 21600 21600 0 21600 0 0 Z N"/>
        </draw:custom-shape>
        <draw:custom-shape draw:style-name="gr29" draw:text-style-name="P6" draw:layer="Saldi-Objekter" svg:width="4.234cm" svg:height="0.5cm" svg:x="6.966cm" svg:y="21.788cm">
          <text:p text:style-name="P5"><text:span text:style-name="T1">$ordre_momssats;% moms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Saldi-Objekter" svg:width="17.661cm" svg:height="1.047cm" svg:x="1.177cm" svg:y="27.14cm">
          <text:p text:style-name="P1"><text:span text:style-name="T1">$ordre_betalingsbet $ordre_betalingsdage dag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Saldi-Objekter" svg:width="5.769cm" svg:height="0.5cm" svg:x="9.736cm" svg:y="20.99cm">
          <text:p text:style-name="P1"><text:span text:style-name="T6">Transport til side $formular_nextside</text:span></text:p>
          <draw:enhanced-geometry svg:viewBox="0 0 21600 21600" draw:type="rectangle" draw:enhanced-path="M 0 0 L 21600 0 21600 21600 0 21600 0 0 Z N"/>
        </draw:custom-shape>
        <draw:custom-shape draw:style-name="gr32" draw:text-style-name="P19" draw:layer="Saldi-Objekter" svg:width="6.362cm" svg:height="0.501cm" svg:x="1.956cm" svg:y="5.013cm">
          <text:p text:style-name="P7"><text:span text:style-name="T7">if($ordre_lev_addr1)Leveringsadresse: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Saldi-Objekter" svg:width="0.939cm" svg:height="0.5cm" svg:x="15.944cm" svg:y="8.301cm">
          <text:p text:style-name="P12"><text:span text:style-name="T4">rabat</text:span></text:p>
          <draw:enhanced-geometry svg:viewBox="0 0 21600 21600" draw:type="rectangle" draw:enhanced-path="M 0 0 L 21600 0 21600 21600 0 21600 0 0 Z N"/>
        </draw:custom-shape>
        <draw:frame draw:style-name="gr26" draw:text-style-name="P17" draw:layer="Saldi-Objekter" svg:width="1.233cm" svg:height="0.624cm" svg:x="15.752cm" svg:y="7.696cm">
          <draw:text-box>
            <text:p text:style-name="P5"><text:span text:style-name="T5">Rabat</text:span></text:p>
          </draw:text-box>
        </draw:frame>
        <draw:frame draw:style-name="gr26" draw:text-style-name="P17" draw:layer="Saldi-Objekter" svg:width="1.694cm" svg:height="0.624cm" svg:x="8.534cm" svg:y="3.282cm">
          <draw:text-box>
            <text:p text:style-name="P5"><text:span text:style-name="T5">Nummer:</text:span></text:p>
          </draw:text-box>
        </draw:frame>
        <draw:frame draw:style-name="gr26" draw:text-style-name="P17" draw:layer="Saldi-Objekter" svg:width="1.694cm" svg:height="0.624cm" svg:x="8.534cm" svg:y="3.782cm">
          <draw:text-box>
            <text:p text:style-name="P5"><text:span text:style-name="T5">Dato:</text:span></text:p>
          </draw:text-box>
        </draw:frame>
        <draw:custom-shape draw:style-name="gr34" draw:text-style-name="P20" draw:layer="Saldi-Objekter" svg:width="6.362cm" svg:height="0.5cm" svg:x="1.956cm" svg:y="5.514cm">
          <text:p text:style-name="P1"><text:span text:style-name="T8">$ordre_lev_navn</text:span></text:p>
          <draw:enhanced-geometry svg:viewBox="0 0 21600 21600" draw:type="rectangle" draw:enhanced-path="M 0 0 L 21600 0 21600 21600 0 21600 0 0 Z N"/>
        </draw:custom-shape>
        <draw:custom-shape draw:style-name="gr32" draw:text-style-name="P20" draw:layer="Saldi-Objekter" svg:width="6.362cm" svg:height="0.501cm" svg:x="1.956cm" svg:y="6.014cm">
          <text:p text:style-name="P1"><text:span text:style-name="T8">$ordre_lev_addr1;</text:span></text:p>
          <draw:enhanced-geometry svg:viewBox="0 0 21600 21600" draw:type="rectangle" draw:enhanced-path="M 0 0 L 21600 0 21600 21600 0 21600 0 0 Z N"/>
        </draw:custom-shape>
        <draw:custom-shape draw:style-name="gr34" draw:text-style-name="P20" draw:layer="Saldi-Objekter" svg:width="6.362cm" svg:height="0.5cm" svg:x="1.956cm" svg:y="6.515cm">
          <text:p text:style-name="P1"><text:span text:style-name="T8">$ordre_lev_postnr $ordre_lev_bynavn;</text:span></text:p>
          <draw:enhanced-geometry svg:viewBox="0 0 21600 21600" draw:type="rectangle" draw:enhanced-path="M 0 0 L 21600 0 21600 21600 0 21600 0 0 Z N"/>
        </draw:custom-shape>
        <draw:frame draw:style-name="gr26" draw:text-style-name="P17" draw:layer="Saldi-Objekter" svg:width="2.185cm" svg:height="0.624cm" svg:x="8.043cm" svg:y="4.282cm">
          <draw:text-box>
            <text:p text:style-name="P5"><text:span text:style-name="T5">Deres Ref.</text:span></text:p>
          </draw:text-box>
        </draw:frame>
        <draw:frame draw:style-name="gr26" draw:text-style-name="P17" draw:layer="Saldi-Objekter" svg:width="1.694cm" svg:height="0.624cm" svg:x="8.534cm" svg:y="4.782cm">
          <draw:text-box>
            <text:p text:style-name="P5"><text:span text:style-name="T5">Ordrenr:</text:span></text:p>
          </draw:text-box>
        </draw:frame>
        <draw:custom-shape draw:style-name="gr35" draw:text-style-name="P21" draw:layer="Saldi-Objekter" svg:width="1.047cm" svg:height="0.896cm" svg:x="16.945cm" svg:y="8.301cm">
          <text:p><text:span text:style-name="T9"/></text:p>
          <text:p><text:span text:style-name="T9">Varemomssats</text:span></text:p>
          <draw:enhanced-geometry svg:viewBox="0 0 21600 21600" draw:type="rectangle" draw:enhanced-path="M 0 0 L 21600 0 21600 21600 0 21600 0 0 Z N"/>
        </draw:custom-shape>
        <draw:frame draw:style-name="gr26" draw:text-style-name="P17" draw:layer="Saldi-Objekter" svg:width="1.504cm" svg:height="0.624cm" svg:x="16.675cm" svg:y="7.71cm">
          <draw:text-box>
            <text:p text:style-name="P5"><text:span text:style-name="T5">Moms%</text:span></text:p>
          </draw:text-box>
        </draw:frame>
        <draw:custom-shape draw:style-name="gr36" draw:text-style-name="P8" draw:layer="Saldi-Objekter" svg:width="20.426cm" svg:height="1.144cm" svg:x="0.265cm" svg:y="8.222cm">
          <text:p text:style-name="P7"><text:span text:style-name="T1"/></text:p>
          <text:p text:style-name="P7"><text:span text:style-name="T1"/></text:p>
          <draw:enhanced-geometry svg:viewBox="0 0 21600 21600" draw:type="rectangle" draw:enhanced-path="M 0 0 L 21600 0 21600 21600 0 21600 0 0 Z N"/>
        </draw:custom-shape>
        <draw:custom-shape draw:style-name="gr36" draw:text-style-name="P8" draw:layer="Saldi-Objekter" svg:width="20.426cm" svg:height="1.144cm" svg:x="0.265cm" svg:y="9.422cm">
          <text:p text:style-name="P7"><text:span text:style-name="T1"/></text:p>
          <text:p text:style-name="P7"><text:span text:style-name="T1"/></text:p>
          <draw:enhanced-geometry svg:viewBox="0 0 21600 21600" draw:type="rectangle" draw:enhanced-path="M 0 0 L 21600 0 21600 21600 0 21600 0 0 Z N"/>
        </draw:custom-shape>
        <draw:frame draw:style-name="gr37" draw:text-style-name="P22" draw:layer="measurelines" svg:width="7.937cm" svg:height="13.355cm" svg:x="21.511cm" svg:y="0.351cm">
          <draw:text-box>
            <text:p><text:span text:style-name="T10">Udarbejdelse/tilpasning af formulardesign:</text:span></text:p>
            <text:p><text:span text:style-name="T11"/></text:p>
            <text:p><text:span text:style-name="T11">Flyt rundt med de eksisterende felter og tekster.</text:span></text:p>
            <text:p><text:span text:style-name="T11"/></text:p>
            <text:p><text:span text:style-name="T11">Slet de overflødige og opret andre felter, men sørg for at de alle befinder sig i laget </text:span><text:span text:style-name="T12">Saldi-Objekter</text:span><text:span text:style-name="T11">. Kun objekter i dette lag medtages i udtrækning af placeringer i den endelige formular.</text:span></text:p>
            <text:p><text:span text:style-name="T11"/></text:p>
            <text:p><text:span text:style-name="T13">TekstLabler:</text:span><text:span text:style-name="T11"> oprettes som tekster.</text:span></text:p>
            <text:p><text:span text:style-name="T13">DataVariabler: </text:span><text:span text:style-name="T11">oprettes som rektangler uden flade, men med ramme og tekst.</text:span></text:p>
            <text:p><text:span text:style-name="T11"/></text:p>
            <text:p><text:span text:style-name="T11">Sørg for at feltet får tilstrækkelig bredde og højde, samt at justering er valgt: Venstre - Centreret - Højre</text:span></text:p>
            <text:p><text:span text:style-name="T11"/></text:p>
            <text:p><text:span text:style-name="T11">Objekter i laget </text:span><text:span text:style-name="T12">Mållinier</text:span><text:span text:style-name="T11"> er kun til hjælp og støtte.</text:span></text:p>
            <text:p><text:span text:style-name="T11"/></text:p>
            <text:p><text:span text:style-name="T11">Når du er færdig med tilretninger, gemmes data således:</text:span></text:p>
            <text:p><text:span text:style-name="T11">Filer – Gem en kopi – Filtype: Flat XML….fodg</text:span></text:p>
            <text:p><text:span text:style-name="T11"/></text:p>
            <text:p><text:span text:style-name="T11">Denne fil benytter SALDI efterfølgende til at importere de nødvendige data for placeringer.</text:span></text:p>
            <text:p><text:span text:style-name="T11">________________________________________</text:span></text:p>
            <text:p><text:span text:style-name="T11"/></text:p>
            <text:p><text:span text:style-name="T11">Inspiration til overførsel af data med PHP:</text:span></text:p>
            <text:p><text:span text:style-name="T11"><text:a xlink:href="https://eeperry.wordpress.com/2009/06/10/reading-xml-with-php-extracting-the-data/" xlink:type="simple">https://eeperry.wordpress.com/2009/06/10/reading-xml-with-php-extracting-the-data/</text:a></text:span></text:p>
            <text:p><text:span text:style-name="T11">Andre nyttige lnks:</text:span></text:p>
            <text:p><text:span text:style-name="T11"><text:a xlink:href="http://www.w3schools.com/php/php_xml_parsers.asp" xlink:type="simple">http://www.w3schools.com/php/php_xml_parsers.asp</text:a></text:span></text:p>
            <text:p><text:span text:style-name="T11"><text:a xlink:href="http://www.w3schools.com/php/php_ref_simplexml.asp" xlink:type="simple">http://www.w3schools.com/php/php_ref_simplexml.asp</text:a></text:span></text:p>
            <text:p><text:span text:style-name="T11"/></text:p>
            <text:p><text:span text:style-name="T11">På sigt ville det være godt, hvis systemet kan udvides til at overføre farver, grafik, streger m.v.</text:span></text:p>
            <text:p><text:span text:style-name="T11"/></text:p>
            <text:p><text:span text:style-name="T11"/></text:p>
          </draw:text-box>
        </draw:frame>
        <draw:control draw:style-name="standard" draw:text-style-name="P23" draw:layer="layout" svg:width="7.916cm" svg:height="15.11cm" svg:x="21.585cm" svg:y="14.59cm" draw:control="control1"/>
        <draw:control draw:style-name="gr38" draw:text-style-name="P24" draw:layer="layout" svg:width="7.805cm" svg:height="0.609cm" svg:x="21.585cm" svg:y="13.955cm" draw:control="control2"/>
        <officeooo:annotation svg:x="-1.825cm" svg:y="9.075cm">
          <dc:date>2015-11-17T07:49:49</dc:date>
          <text:p>Brug af LAG:</text:p>
          <text:p>Nederst vises faneblade med lag.</text:p>
          <text:p><text:span text:style-name="T14">Layout</text:span>, <text:span text:style-name="T15">Kontrolelementer</text:span> og <text:span text:style-name="T15">Mållinier</text:span> er systemlag, med begrænsede indstillingsmuligheder.</text:p>
          <text:p>Laget <text:span text:style-name="T15">Saldi-Objekter</text:span> indeholder elementer der skal udskrives i rapporter. </text:p>
          <text:p>Laget <text:span text:style-name="T15">Mållinier</text:span> er benyttet til kommentarer til systemet.</text:p>
        </officeooo:annotation>
      </draw:page>
      <draw:page draw:name="page2" draw:style-name="dp1" draw:master-page-name="Standard">
        <office:forms form:automatic-focus="false" form:apply-design-mode="false"/>
        <draw:frame draw:style-name="standard" draw:layer="layout" svg:width="9.499cm" svg:height="25.606cm" svg:x="21.514cm" svg:y="0.09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"><text:span text:style-name="T16">$egen_addr1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egen_bank_navn</text:span></text:p>
              </table:table-cell>
              <table:table-cell>
                <text:p text:style-name="P25"><text:span text:style-name="T16">H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egen_bank_reg $egen_bank_konto</text:span></text:p>
              </table:table-cell>
              <table:table-cell>
                <text:p text:style-name="P25"><text:span text:style-name="T16">H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eget_firmanavn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6">$eget_firmanavn <text:s text:c="4"/>* <text:s text:c="4"/>$egen_addr1 <text:s text:c="4"/>* <text:s text:c="4"/>$eget_postnr $eget_bynavn <text:s text:c="4"/>* <text:s text:c="4"/>Danmark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formular_ialt</text:span></text:p>
              </table:table-cell>
              <table:table-cell>
                <text:p text:style-name="P25"><text:span text:style-name="T16">H</text:span></text:p>
              </table:table-cell>
              <table:table-cell>
                <text:p text:style-name="P25"><text:span text:style-name="T16">S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formular_moms</text:span></text:p>
              </table:table-cell>
              <table:table-cell>
                <text:p text:style-name="P25"><text:span text:style-name="T16">H</text:span></text:p>
              </table:table-cell>
              <table:table-cell>
                <text:p text:style-name="P25"><text:span text:style-name="T16">S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formular_side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formular_sum</text:span></text:p>
              </table:table-cell>
              <table:table-cell>
                <text:p text:style-name="P25"><text:span text:style-name="T16">H</text:span></text:p>
              </table:table-cell>
              <table:table-cell>
                <text:p text:style-name="P25"><text:span text:style-name="T16">S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formular_transportsum</text:span></text:p>
              </table:table-cell>
              <table:table-cell>
                <text:p text:style-name="P25"><text:span text:style-name="T16">H</text:span></text:p>
              </table:table-cell>
              <table:table-cell>
                <text:p text:style-name="P25"><text:span text:style-name="T16">!S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ordre_addr1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ordre_addr2;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ordre_fakturanr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ordre_firmanavn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ordre_momssats;% moms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S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ordre_ordredate;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ordre_ordrenr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ordre_postnr $ordre_bynavn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Antal</text:span></text:p>
              </table:table-cell>
              <table:table-cell>
                <text:p text:style-name="P25"><text:span text:style-name="T16">C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Beskrivelse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CVR nr: $eget_cvrnr</text:span></text:p>
              </table:table-cell>
              <table:table-cell>
                <text:p text:style-name="P25"><text:span text:style-name="T16">H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Danmark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Dato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Deres ordre nr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Deres ref: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DK-$eget_postnr $eget_bynavn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Fax: $egen_fax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I alt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S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Nettosum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S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Nummer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Pris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Side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Sum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3" table:default-cell-style-name="ce2">
              <table:table-cell table:style-name="ce3">
                <text:p text:style-name="P1"><text:span text:style-name="T17">Tilbud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Tlf:. $egen_tlf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Transport til side $formular_nextside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!S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Varenr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antal</text:span></text:p>
              </table:table-cell>
              <table:table-cell>
                <text:p text:style-name="P25"><text:span text:style-name="T16">H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"><text:span text:style-name="T16">beskrivelse</text:span></text:p>
              </table:table-cell>
              <table:table-cell>
                <text:p text:style-name="P25"><text:span text:style-name="T16">V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"><text:span text:style-name="T16">generelt</text:span>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1">
                <text:p text:style-name="P1"><text:span text:style-name="T16">linjesum</text:span></text:p>
              </table:table-cell>
              <table:table-cell>
                <text:p text:style-name="P25"><text:span text:style-name="T16">H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"><text:span text:style-name="T16">pris</text:span></text:p>
              </table:table-cell>
              <table:table-cell>
                <text:p text:style-name="P25"><text:span text:style-name="T16">H</text:span></text:p>
              </table:table-cell>
              <table:table-cell/>
            </table:table-row>
            <table:table-row table:style-name="ro4" table:default-cell-style-name="ce2">
              <table:table-cell table:style-name="ce1">
                <text:p text:style-name="P1"><text:span text:style-name="T16">varenr</text:span></text:p>
              </table:table-cell>
              <table:table-cell>
                <text:p text:style-name="P25"><text:span text:style-name="T16">V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6" draw:text-style-name="P4" draw:layer="layout" svg:width="3cm" svg:height="0.888cm" svg:x="0.958cm" svg:y="0.731cm">
          <draw:text-box>
            <text:p text:style-name="P1"><text:span text:style-name="T2">Tilbud</text:span></text:p>
          </draw:text-box>
        </draw:frame>
      </draw:page>
      <draw:page draw:name="page3" draw:style-name="dp1" draw:master-page-name="Standard">
        <office:forms form:automatic-focus="false" form:apply-design-mode="false"/>
        <draw:frame draw:style-name="standard" draw:layer="layout" svg:width="7.384cm" svg:height="28.558cm" svg:x="21.643cm" svg:y="0.34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 text:style-name="P1"><text:span text:style-name="T16">$egen_addr1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egen_bank_navn</text:span></text:p>
              </table:table-cell>
              <table:table-cell>
                <text:p text:style-name="P25"><text:span text:style-name="T16">H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egen_bank_reg $egen_bank_konto</text:span></text:p>
              </table:table-cell>
              <table:table-cell>
                <text:p text:style-name="P25"><text:span text:style-name="T16">H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eget_firmanavn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5" table:default-cell-style-name="ce2">
              <table:table-cell table:style-name="ce1">
                <text:p text:style-name="P1"><text:span text:style-name="T16">$eget_firmanavn <text:s text:c="4"/>* <text:s text:c="4"/>$egen_addr1 <text:s text:c="4"/>* <text:s text:c="4"/>$eget_postnr $eget_bynavn <text:s text:c="4"/>* <text:s text:c="4"/>Danmark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formular_ialt</text:span></text:p>
              </table:table-cell>
              <table:table-cell>
                <text:p text:style-name="P25"><text:span text:style-name="T16">H</text:span></text:p>
              </table:table-cell>
              <table:table-cell>
                <text:p text:style-name="P25"><text:span text:style-name="T16">S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formular_moms</text:span></text:p>
              </table:table-cell>
              <table:table-cell>
                <text:p text:style-name="P25"><text:span text:style-name="T16">H</text:span></text:p>
              </table:table-cell>
              <table:table-cell>
                <text:p text:style-name="P25"><text:span text:style-name="T16">S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formular_side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formular_sum</text:span></text:p>
              </table:table-cell>
              <table:table-cell>
                <text:p text:style-name="P25"><text:span text:style-name="T16">H</text:span></text:p>
              </table:table-cell>
              <table:table-cell>
                <text:p text:style-name="P25"><text:span text:style-name="T16">S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formular_transportsum</text:span></text:p>
              </table:table-cell>
              <table:table-cell>
                <text:p text:style-name="P25"><text:span text:style-name="T16">H</text:span></text:p>
              </table:table-cell>
              <table:table-cell>
                <text:p text:style-name="P25"><text:span text:style-name="T16">!S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ordre_addr1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6" table:default-cell-style-name="ce2">
              <table:table-cell table:style-name="ce1">
                <text:p text:style-name="P1"><text:span text:style-name="T16">$ordre_betalingsbet $ordre_betalingsdage dage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ordre_addr2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ordre_firmanavn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ordre_kontakt;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ordre_levdate;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ordre_momssats;% moms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S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ordre_ordredate;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ordre_ordrenr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ordre_ordrenr;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ordre_postnr $ordre_bynavn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Beskrivelse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Betalingsbet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CVR nr: $eget_cvrnr</text:span></text:p>
              </table:table-cell>
              <table:table-cell>
                <text:p text:style-name="P25"><text:span text:style-name="T16">H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Danmark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Dato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Deres ordre nr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Deres ref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DK-$eget_postnr $eget_bynavn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Fax: $egen_fax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Forventet lev.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I alt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S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Nettosum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S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Nummer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7" table:default-cell-style-name="ce2">
              <table:table-cell table:style-name="ce3">
                <text:p text:style-name="P1"><text:span text:style-name="T17">Ordrebekræftelse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Pris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Side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Sum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Tlf:. $egen_tlf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Transport til side $formular_nextside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!S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Varenr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antal</text:span></text:p>
              </table:table-cell>
              <table:table-cell>
                <text:p text:style-name="P25"><text:span text:style-name="T16">H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"><text:span text:style-name="T16">beskrivelse</text:span></text:p>
              </table:table-cell>
              <table:table-cell>
                <text:p text:style-name="P25"><text:span text:style-name="T16">V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"><text:span text:style-name="T16">generelt</text:span>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1">
                <text:p text:style-name="P1"><text:span text:style-name="T16">linjesum</text:span></text:p>
              </table:table-cell>
              <table:table-cell>
                <text:p text:style-name="P25"><text:span text:style-name="T16">H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"><text:span text:style-name="T16">pris</text:span></text:p>
              </table:table-cell>
              <table:table-cell>
                <text:p text:style-name="P25"><text:span text:style-name="T16">H</text:span></text:p>
              </table:table-cell>
              <table:table-cell/>
            </table:table-row>
            <table:table-row table:style-name="ro8" table:default-cell-style-name="ce2">
              <table:table-cell table:style-name="ce1">
                <text:p text:style-name="P1"><text:span text:style-name="T16">varenr</text:span></text:p>
              </table:table-cell>
              <table:table-cell>
                <text:p text:style-name="P25"><text:span text:style-name="T16">V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gr39" draw:text-style-name="P4" draw:layer="layout" svg:width="5.789cm" svg:height="0.886cm" svg:x="0.958cm" svg:y="0.731cm">
          <draw:text-box>
            <text:p text:style-name="P1"><text:span text:style-name="T2">Ordrebekræftigelse</text:span></text:p>
          </draw:text-box>
        </draw:frame>
      </draw:page>
      <draw:page draw:name="page4" draw:style-name="dp1" draw:master-page-name="Standard">
        <office:forms form:automatic-focus="false" form:apply-design-mode="false"/>
        <draw:frame draw:style-name="standard" draw:layer="layout" svg:width="9.185cm" svg:height="20.395cm" svg:x="21.565cm" svg:y="0.29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8"/>
            <table:table-row table:style-name="ro9" table:default-cell-style-name="ce2">
              <table:table-cell table:style-name="ce1">
                <text:p text:style-name="P1"><text:span text:style-name="T16">$egen_addr1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9" table:default-cell-style-name="ce2">
              <table:table-cell table:style-name="ce1">
                <text:p text:style-name="P1"><text:span text:style-name="T16">$egen_bank_navn</text:span></text:p>
              </table:table-cell>
              <table:table-cell>
                <text:p text:style-name="P25"><text:span text:style-name="T16">H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9" table:default-cell-style-name="ce2">
              <table:table-cell table:style-name="ce1">
                <text:p text:style-name="P1"><text:span text:style-name="T16">$egen_bank_reg $egen_bank_konto</text:span></text:p>
              </table:table-cell>
              <table:table-cell>
                <text:p text:style-name="P25"><text:span text:style-name="T16">H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9" table:default-cell-style-name="ce2">
              <table:table-cell table:style-name="ce1">
                <text:p text:style-name="P1"><text:span text:style-name="T16">$eget_firmanavn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0" table:default-cell-style-name="ce2">
              <table:table-cell table:style-name="ce1">
                <text:p text:style-name="P1"><text:span text:style-name="T16">$eget_firmanavn <text:s text:c="4"/>* <text:s text:c="4"/>$egen_addr1 <text:s text:c="4"/>* <text:s text:c="4"/>$eget_postnr $eget_bynavn <text:s text:c="4"/>* <text:s text:c="4"/>Danmark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9" table:default-cell-style-name="ce2">
              <table:table-cell table:style-name="ce1">
                <text:p text:style-name="P1"><text:span text:style-name="T16">$formular_side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9" table:default-cell-style-name="ce2">
              <table:table-cell table:style-name="ce1">
                <text:p text:style-name="P1"><text:span text:style-name="T16">$levering_salgsdate;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9" table:default-cell-style-name="ce2">
              <table:table-cell table:style-name="ce1">
                <text:p text:style-name="P1"><text:span text:style-name="T16">$ordre_lev_addr1;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9" table:default-cell-style-name="ce2">
              <table:table-cell table:style-name="ce1">
                <text:p text:style-name="P1"><text:span text:style-name="T16">$ordre_lev_addr2;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9" table:default-cell-style-name="ce2">
              <table:table-cell table:style-name="ce1">
                <text:p text:style-name="P1"><text:span text:style-name="T16">$ordre_lev_kontakt;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9" table:default-cell-style-name="ce2">
              <table:table-cell table:style-name="ce1">
                <text:p text:style-name="P1"><text:span text:style-name="T16">$ordre_lev_navn;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9" table:default-cell-style-name="ce2">
              <table:table-cell table:style-name="ce1">
                <text:p text:style-name="P1"><text:span text:style-name="T16">$ordre_lev_postnr $ordre_lev_bynavn;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9" table:default-cell-style-name="ce2">
              <table:table-cell table:style-name="ce1">
                <text:p text:style-name="P1"><text:span text:style-name="T16">$ordre_ordrenr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9" table:default-cell-style-name="ce2">
              <table:table-cell table:style-name="ce1">
                <text:p text:style-name="P1"><text:span text:style-name="T16">$ordre_ordrenr;-$formular_lev_nr;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9" table:default-cell-style-name="ce2">
              <table:table-cell table:style-name="ce1">
                <text:p text:style-name="P1"><text:span text:style-name="T16">Antal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9" table:default-cell-style-name="ce2">
              <table:table-cell table:style-name="ce1">
                <text:p text:style-name="P1"><text:span text:style-name="T16">Beskrivelse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9" table:default-cell-style-name="ce2">
              <table:table-cell table:style-name="ce1">
                <text:p text:style-name="P1"><text:span text:style-name="T16">CVR nr: $eget_cvrnr</text:span></text:p>
              </table:table-cell>
              <table:table-cell>
                <text:p text:style-name="P25"><text:span text:style-name="T16">H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9" table:default-cell-style-name="ce2">
              <table:table-cell table:style-name="ce1">
                <text:p text:style-name="P1"><text:span text:style-name="T16">Danmark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9" table:default-cell-style-name="ce2">
              <table:table-cell table:style-name="ce1">
                <text:p text:style-name="P1"><text:span text:style-name="T16">Dato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9" table:default-cell-style-name="ce2">
              <table:table-cell table:style-name="ce1">
                <text:p text:style-name="P1"><text:span text:style-name="T16">Deres ordre nr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9" table:default-cell-style-name="ce2">
              <table:table-cell table:style-name="ce1">
                <text:p text:style-name="P1"><text:span text:style-name="T16">Deres ref: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9" table:default-cell-style-name="ce2">
              <table:table-cell table:style-name="ce1">
                <text:p text:style-name="P1"><text:span text:style-name="T16">DK-$eget_postnr $eget_bynavn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9" table:default-cell-style-name="ce2">
              <table:table-cell table:style-name="ce1">
                <text:p text:style-name="P1"><text:span text:style-name="T16">Fax: $egen_fax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1" table:default-cell-style-name="ce2">
              <table:table-cell table:style-name="ce3">
                <text:p text:style-name="P1"><text:span text:style-name="T17">Følgeseddel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9" table:default-cell-style-name="ce2">
              <table:table-cell table:style-name="ce1">
                <text:p text:style-name="P1"><text:span text:style-name="T16">Nummer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9" table:default-cell-style-name="ce2">
              <table:table-cell table:style-name="ce1">
                <text:p text:style-name="P1"><text:span text:style-name="T16">Rest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9" table:default-cell-style-name="ce2">
              <table:table-cell table:style-name="ce1">
                <text:p text:style-name="P1"><text:span text:style-name="T16">Side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9" table:default-cell-style-name="ce2">
              <table:table-cell table:style-name="ce1">
                <text:p text:style-name="P1"><text:span text:style-name="T16">Tlf:. $egen_tlf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9" table:default-cell-style-name="ce2">
              <table:table-cell table:style-name="ce1">
                <text:p text:style-name="P1"><text:span text:style-name="T16">Varenr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9" table:default-cell-style-name="ce2">
              <table:table-cell table:style-name="ce1">
                <text:p text:style-name="P1"><text:span text:style-name="T16">beskrivelse</text:span></text:p>
              </table:table-cell>
              <table:table-cell>
                <text:p text:style-name="P25"><text:span text:style-name="T16">V</text:span></text:p>
              </table:table-cell>
              <table:table-cell/>
            </table:table-row>
            <table:table-row table:style-name="ro9" table:default-cell-style-name="ce2">
              <table:table-cell table:style-name="ce1">
                <text:p text:style-name="P1"><text:span text:style-name="T16">generelt</text:span></text:p>
              </table:table-cell>
              <table:table-cell/>
              <table:table-cell/>
            </table:table-row>
            <table:table-row table:style-name="ro9" table:default-cell-style-name="ce2">
              <table:table-cell table:style-name="ce1">
                <text:p text:style-name="P1"><text:span text:style-name="T16">lev_antal</text:span></text:p>
              </table:table-cell>
              <table:table-cell>
                <text:p text:style-name="P25"><text:span text:style-name="T16">H</text:span></text:p>
              </table:table-cell>
              <table:table-cell/>
            </table:table-row>
            <table:table-row table:style-name="ro9" table:default-cell-style-name="ce2">
              <table:table-cell table:style-name="ce1">
                <text:p text:style-name="P1"><text:span text:style-name="T16">lev_rest</text:span></text:p>
              </table:table-cell>
              <table:table-cell>
                <text:p text:style-name="P25"><text:span text:style-name="T16">H</text:span></text:p>
              </table:table-cell>
              <table:table-cell/>
            </table:table-row>
            <table:table-row table:style-name="ro4" table:default-cell-style-name="ce2">
              <table:table-cell table:style-name="ce1">
                <text:p text:style-name="P1"><text:span text:style-name="T16">varenr</text:span></text:p>
              </table:table-cell>
              <table:table-cell>
                <text:p text:style-name="P25"><text:span text:style-name="T16">V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draw:style-name="gr40" draw:text-style-name="P4" draw:layer="layout" svg:width="3.884cm" svg:height="0.886cm" svg:x="0.958cm" svg:y="0.731cm">
          <draw:text-box>
            <text:p text:style-name="P1"><text:span text:style-name="T2">Følgeseddel</text:span></text:p>
          </draw:text-box>
        </draw:frame>
      </draw:page>
      <draw:page draw:name="page5" draw:style-name="dp1" draw:master-page-name="Standard">
        <office:forms form:automatic-focus="false" form:apply-design-mode="false"/>
        <draw:frame draw:style-name="standard" draw:layer="layout" svg:width="9.838cm" svg:height="29.08cm" svg:x="21.378cm" svg:y="0.053cm">
          <table:table table:template-name="default" table:use-first-row-styles="true" table:use-banding-rows-styles="true">
            <table:table-column table:style-name="co9"/>
            <table:table-column table:style-name="co8"/>
            <table:table-column table:style-name="co10"/>
            <table:table-row table:style-name="ro1" table:default-cell-style-name="ce2">
              <table:table-cell table:style-name="ce1">
                <text:p text:style-name="P1"><text:span text:style-name="T16">$egen_addr1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egen_bank_navn</text:span></text:p>
              </table:table-cell>
              <table:table-cell>
                <text:p text:style-name="P25"><text:span text:style-name="T16">H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egen_bank_reg $egen_bank_konto</text:span></text:p>
              </table:table-cell>
              <table:table-cell>
                <text:p text:style-name="P25"><text:span text:style-name="T16">H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eget_firmanavn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6" table:default-cell-style-name="ce2">
              <table:table-cell table:style-name="ce1">
                <text:p text:style-name="P1"><text:span text:style-name="T16">$eget_firmanavn <text:s text:c="4"/>* <text:s text:c="4"/>$egen_addr1 <text:s text:c="4"/>* <text:s text:c="4"/>$eget_postnr $eget_bynavn <text:s text:c="4"/>* <text:s text:c="4"/>Danmark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formular_forfaldsdato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formular_ialt</text:span></text:p>
              </table:table-cell>
              <table:table-cell>
                <text:p text:style-name="P25"><text:span text:style-name="T16">H</text:span></text:p>
              </table:table-cell>
              <table:table-cell>
                <text:p text:style-name="P25"><text:span text:style-name="T16">S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formular_moms</text:span></text:p>
              </table:table-cell>
              <table:table-cell>
                <text:p text:style-name="P25"><text:span text:style-name="T16">H</text:span></text:p>
              </table:table-cell>
              <table:table-cell>
                <text:p text:style-name="P25"><text:span text:style-name="T16">S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formular_side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formular_sum</text:span></text:p>
              </table:table-cell>
              <table:table-cell>
                <text:p text:style-name="P25"><text:span text:style-name="T16">H</text:span></text:p>
              </table:table-cell>
              <table:table-cell>
                <text:p text:style-name="P25"><text:span text:style-name="T16">S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formular_transportsum</text:span></text:p>
              </table:table-cell>
              <table:table-cell>
                <text:p text:style-name="P25"><text:span text:style-name="T16">H</text:span></text:p>
              </table:table-cell>
              <table:table-cell>
                <text:p text:style-name="P25"><text:span text:style-name="T16">!S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ordre_addr1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ordre_addr2;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ordre_betalingsbet $ordre_betalingsdage dage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ordre_fakturadate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ordre_fakturanr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ordre_firmanavn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ordre_kundeordnr;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ordre_momssats;% moms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S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ordre_ordrenr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$ordre_postnr $ordre_bynavn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Antal</text:span></text:p>
              </table:table-cell>
              <table:table-cell>
                <text:p text:style-name="P25"><text:span text:style-name="T16">C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Att: $ordre_kontakt;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Beskrivelse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Betalingsbet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CVR nr: $eget_cvrnr</text:span></text:p>
              </table:table-cell>
              <table:table-cell>
                <text:p text:style-name="P25"><text:span text:style-name="T16">H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Danmark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Dato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Deres ref: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DK-$eget_postnr $eget_bynavn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7" table:default-cell-style-name="ce2">
              <table:table-cell table:style-name="ce4">
                <text:p text:style-name="P1"><text:span text:style-name="T17">Faktura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Fax: $egen_fax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Forfaldsdato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I alt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S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Nettosum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S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Nummer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Pris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Side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Sum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Tlf:. $egen_tlf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Transport til side $formular_nextside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!S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Varenr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Vores ordre nr</text:span></text:p>
              </table:table-cell>
              <table:table-cell>
                <text:p text:style-name="P25"><text:span text:style-name="T16">V</text:span></text:p>
              </table:table-cell>
              <table:table-cell>
                <text:p text:style-name="P25"><text:span text:style-name="T16">A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6">antal</text:span></text:p>
              </table:table-cell>
              <table:table-cell>
                <text:p text:style-name="P25"><text:span text:style-name="T16">H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"><text:span text:style-name="T16">beskrivelse</text:span></text:p>
              </table:table-cell>
              <table:table-cell>
                <text:p text:style-name="P25"><text:span text:style-name="T16">V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"><text:span text:style-name="T16">generelt</text:span>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1">
                <text:p text:style-name="P1"><text:span text:style-name="T16">linjesum</text:span></text:p>
              </table:table-cell>
              <table:table-cell>
                <text:p text:style-name="P25"><text:span text:style-name="T16">H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1"><text:span text:style-name="T16">pris</text:span></text:p>
              </table:table-cell>
              <table:table-cell>
                <text:p text:style-name="P25"><text:span text:style-name="T16">H</text:span></text:p>
              </table:table-cell>
              <table:table-cell/>
            </table:table-row>
            <table:table-row table:style-name="ro12" table:default-cell-style-name="ce2">
              <table:table-cell table:style-name="ce1">
                <text:p text:style-name="P1"><text:span text:style-name="T16">varenr</text:span></text:p>
              </table:table-cell>
              <table:table-cell>
                <text:p text:style-name="P25"><text:span text:style-name="T16">V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draw:frame draw:style-name="gr6" draw:text-style-name="P4" draw:layer="layout" svg:width="3cm" svg:height="0.888cm" svg:x="0.958cm" svg:y="0.731cm">
          <draw:text-box>
            <text:p text:style-name="P1"><text:span text:style-name="T2">Faktura</text:span></text:p>
          </draw:text-box>
        </draw:frame>
      </draw:page>
      <draw:page draw:name="page6" draw:style-name="dp1" draw:master-page-name="Standard">
        <office:forms form:automatic-focus="false" form:apply-design-mode="false"/>
        <draw:frame draw:style-name="gr41" draw:text-style-name="P26" draw:layer="measurelines" svg:width="13.171cm" svg:height="28.278cm" svg:x="7.176cm" svg:y="1.187cm">
          <draw:text-box>
            <text:p><text:span text:style-name="T18">Variabelnavne:</text:span></text:p>
            <text:p><text:span text:style-name="T19">$eget_firmanavn</text:span></text:p>
            <text:p><text:span text:style-name="T19">$egen_addr1</text:span></text:p>
            <text:p><text:span text:style-name="T19">$egen_addr2</text:span></text:p>
            <text:p><text:span text:style-name="T19">$eget_postnr</text:span></text:p>
            <text:p><text:span text:style-name="T19">$eget_bynavn</text:span></text:p>
            <text:p><text:span text:style-name="T19">$eget_land</text:span></text:p>
            <text:p><text:span text:style-name="T19">$eget_cvrnr</text:span></text:p>
            <text:p><text:span text:style-name="T19">$egen_tlf</text:span></text:p>
            <text:p><text:span text:style-name="T19">$egen_fax</text:span></text:p>
            <text:p><text:span text:style-name="T19">$egen_bank_navn</text:span></text:p>
            <text:p><text:span text:style-name="T19">$egen_bank_reg</text:span></text:p>
            <text:p><text:span text:style-name="T19">$egen_bank_konto</text:span></text:p>
            <text:p><text:span text:style-name="T19">$egen_email</text:span></text:p>
            <text:p><text:span text:style-name="T19">$egen_web</text:span></text:p>
            <text:p><text:span text:style-name="T19">if ($form_nr&lt;6 <text:s/>|| $form_nr==10 || $form_nr&gt;=12) { [ &lt; </text:span><text:span text:style-name="T20">Rykker_1</text:span><text:span text:style-name="T19"> | = </text:span><text:span text:style-name="T20">Pos</text:span><text:span text:style-name="T19"> | &gt;= </text:span><text:span text:style-name="T20">Indkøbsforslag</text:span><text:span text:style-name="T19">]</text:span></text:p>
            <text:p><text:span text:style-name="T19"><text:tab/></text:span><text:span text:style-name="T19">$ansat_initialer</text:span></text:p>
            <text:p><text:span text:style-name="T19"><text:tab/></text:span><text:span text:style-name="T19">$ansat_navn</text:span></text:p>
            <text:p><text:span text:style-name="T19"><text:tab/></text:span><text:span text:style-name="T19">$ansat_addr1</text:span></text:p>
            <text:p><text:span text:style-name="T19"><text:tab/></text:span><text:span text:style-name="T19">$ansat_addr2</text:span></text:p>
            <text:p><text:span text:style-name="T19"><text:tab/></text:span><text:span text:style-name="T19">$ansat_postnr</text:span></text:p>
            <text:p><text:span text:style-name="T19"><text:tab/></text:span><text:span text:style-name="T19">$ansat_by</text:span></text:p>
            <text:p><text:span text:style-name="T19"><text:tab/></text:span><text:span text:style-name="T19">$ansat_email</text:span></text:p>
            <text:p><text:span text:style-name="T19"><text:tab/></text:span><text:span text:style-name="T19">$ansat_mobil</text:span></text:p>
            <text:p><text:span text:style-name="T19"><text:tab/></text:span><text:span text:style-name="T19">$ansat_tlf</text:span></text:p>
            <text:p><text:span text:style-name="T19"><text:tab/></text:span><text:span text:style-name="T19">$ansat_fax</text:span></text:p>
            <text:p><text:span text:style-name="T19"><text:tab/></text:span><text:span text:style-name="T19">$ansat_privattlf</text:span></text:p>
            <text:p><text:span text:style-name="T19">} elseif ($form_nr==11) { [= </text:span><text:span text:style-name="T20">Kontokort</text:span><text:span text:style-name="T19">]</text:span></text:p>
            <text:p><text:span text:style-name="T19"><text:tab/></text:span><text:span text:style-name="T19">$adresser_firmanavn</text:span></text:p>
            <text:p><text:span text:style-name="T19"><text:tab/></text:span><text:span text:style-name="T19">$adresser_addr1</text:span></text:p>
            <text:p><text:span text:style-name="T19"><text:tab/></text:span><text:span text:style-name="T19">$adresser_addr2</text:span></text:p>
            <text:p><text:span text:style-name="T19"><text:tab/></text:span><text:span text:style-name="T19">$adresser_postnr</text:span></text:p>
            <text:p><text:span text:style-name="T19"><text:tab/></text:span><text:span text:style-name="T19">$adresser_bynavn</text:span></text:p>
            <text:p><text:span text:style-name="T19"><text:tab/></text:span><text:span text:style-name="T19">$adresser_land</text:span></text:p>
            <text:p><text:span text:style-name="T19"><text:tab/></text:span><text:span text:style-name="T19">$adresser_kontakt</text:span></text:p>
            <text:p><text:span text:style-name="T19"><text:tab/></text:span><text:span text:style-name="T19">$adresser_cvrnr</text:span></text:p>
            <text:p><text:span text:style-name="T19">}</text:span><text:span text:style-name="T19"><text:tab/></text:span></text:p>
            <text:p><text:span text:style-name="T19">if ($form_nr!=11) { [ &lt;&gt; </text:span><text:span text:style-name="T20">Kontokort</text:span><text:span text:style-name="T19">]</text:span></text:p>
            <text:p><text:span text:style-name="T19"><text:tab/></text:span><text:span text:style-name="T19">$ordre_firmanavn</text:span></text:p>
            <text:p><text:span text:style-name="T19"><text:tab/></text:span><text:span text:style-name="T19">$ordre_addr1</text:span></text:p>
            <text:p><text:span text:style-name="T19"><text:tab/></text:span><text:span text:style-name="T19">$ordre_addr2</text:span></text:p>
            <text:p><text:span text:style-name="T19"><text:tab/></text:span><text:span text:style-name="T19">$ordre_postnr</text:span></text:p>
            <text:p><text:span text:style-name="T19"><text:tab/></text:span><text:span text:style-name="T19">$ordre_bynavn</text:span></text:p>
            <text:p><text:span text:style-name="T19"><text:tab/></text:span><text:span text:style-name="T19">$ordre_land</text:span></text:p>
            <text:p><text:span text:style-name="T19"><text:tab/></text:span><text:span text:style-name="T19">$ordre_kontakt</text:span></text:p>
            <text:p><text:span text:style-name="T19"><text:tab/></text:span><text:span text:style-name="T19">$ordre_cvrnr</text:span></text:p>
            <text:p><text:span text:style-name="T19">}</text:span></text:p>
            <text:p><text:span text:style-name="T19">if ($form_nr&lt;6 || $form_nr==10 || $form_nr&gt;=12) { [ &lt; </text:span><text:span text:style-name="T20">Rykker_1</text:span><text:span text:style-name="T19"> | = </text:span><text:span text:style-name="T20">Pos</text:span><text:span text:style-name="T19"> | &gt;= </text:span><text:span text:style-name="T20">Indkøbsforslag</text:span><text:span text:style-name="T19">]</text:span></text:p>
            <text:p><text:span text:style-name="T19"><text:tab/></text:span><text:span text:style-name="T19">$ordre_ordredate</text:span></text:p>
            <text:p><text:span text:style-name="T19"><text:tab/></text:span><text:span text:style-name="T19">$ordre_levdate</text:span></text:p>
            <text:p><text:span text:style-name="T19"><text:tab/></text:span><text:span text:style-name="T19">$ordre_notes</text:span></text:p>
            <text:p><text:span text:style-name="T19"><text:tab/></text:span><text:span text:style-name="T19">$ordre_ordrenr</text:span></text:p>
            <text:p><text:span text:style-name="T19"><text:tab/></text:span><text:span text:style-name="T19">$ordre_momssats</text:span></text:p>
            <text:p><text:span text:style-name="T19"><text:tab/></text:span><text:span text:style-name="T19">$ordre_kundeordnr</text:span></text:p>
            <text:p><text:span text:style-name="T19"><text:tab/></text:span><text:span text:style-name="T19">$ordre_projekt</text:span></text:p>
            <text:p><text:span text:style-name="T19"><text:tab/></text:span><text:span text:style-name="T19">$ordre_lev_navn</text:span></text:p>
            <text:p><text:span text:style-name="T19"><text:tab/></text:span><text:span text:style-name="T19">$ordre_lev_addr1</text:span></text:p>
            <text:p><text:span text:style-name="T19"><text:tab/></text:span><text:span text:style-name="T19">$ordre_lev_addr2</text:span></text:p>
            <text:p><text:span text:style-name="T19"><text:tab/></text:span><text:span text:style-name="T19">$ordre_lev_postnr</text:span></text:p>
            <text:p><text:span text:style-name="T19"><text:tab/></text:span><text:span text:style-name="T19">$ordre_lev_bynavn</text:span></text:p>
            <text:p><text:span text:style-name="T19"><text:tab/></text:span><text:span text:style-name="T19">$ordre_lev_kontakt</text:span></text:p>
            <text:p><text:span text:style-name="T19"><text:tab/></text:span><text:span text:style-name="T19">$ordre_ean</text:span></text:p>
            <text:p><text:span text:style-name="T19"><text:tab/></text:span><text:span text:style-name="T19">$ordre_institution</text:span></text:p>
            <text:p><text:span text:style-name="T19"><text:tab/></text:span><text:span text:style-name="T19">$ordre_lev_kontakt</text:span></text:p>
            <text:p><text:span text:style-name="T19">}</text:span><text:span text:style-name="T19"><text:tab/></text:span></text:p>
            <text:p><text:span text:style-name="T19">if ($form_nr==4 || $form_nr==13) { <text:s/>[ = </text:span><text:span text:style-name="T20">Faktura</text:span><text:span text:style-name="T19"> | = </text:span><text:span text:style-name="T20">Rekvisition</text:span><text:span text:style-name="T19">]</text:span></text:p>
            <text:p><text:span text:style-name="T19"><text:tab/></text:span><text:span text:style-name="T19">$ordre_fakturanr</text:span></text:p>
            <text:p><text:span text:style-name="T19"><text:tab/></text:span><text:span text:style-name="T19">$ordre_fakturadate</text:span></text:p>
            <text:p><text:span text:style-name="T19">}</text:span><text:span text:style-name="T19"><text:tab/></text:span></text:p>
            <text:p><text:span text:style-name="T19">$formular_side</text:span></text:p>
            <text:p><text:span text:style-name="T19">$formular_nextside</text:span></text:p>
            <text:p><text:span text:style-name="T19">$formular_preside</text:span></text:p>
            <text:p><text:span text:style-name="T19">$formular_transportsum</text:span></text:p>
            <text:p><text:span text:style-name="T19">$formular_betalingsid(9,5)</text:span></text:p>
            <text:p><text:span text:style-name="T19">if ($form_nr&lt;6 || $form_nr==10 || $form_nr&gt;=12) { [&lt; </text:span><text:span text:style-name="T20">Rykker_1 | = Pos | &gt;= Indkøbsforslag</text:span><text:span text:style-name="T19"> ]</text:span></text:p>
            <text:p><text:span text:style-name="T19"><text:tab/></text:span><text:span text:style-name="T19">$formular_moms</text:span></text:p>
            <text:p><text:span text:style-name="T19"><text:tab/></text:span><text:span text:style-name="T19">$formular_momsgrundlag</text:span></text:p>
            <text:p><text:span text:style-name="T19">}</text:span></text:p>
            <text:p><text:span text:style-name="T19">$formular_ialt</text:span></text:p>
            <text:p><text:span text:style-name="T19">if ($form_nr==3) { [= </text:span><text:span text:style-name="T20">Følgeseddel</text:span><text:span text:style-name="T19"> ]</text:span></text:p>
            <text:p><text:span text:style-name="T19"><text:tab/></text:span><text:span text:style-name="T19">$levering_lev_nr</text:span></text:p>
            <text:p><text:span text:style-name="T19"><text:tab/></text:span><text:span text:style-name="T19">$levering_salgsdate</text:span></text:p>
            <text:p><text:span text:style-name="T19">} </text:span></text:p>
            <text:p><text:span text:style-name="T19">if ($form_nr&gt;=6) { [&gt;= </text:span><text:span text:style-name="T20">Rykker_1</text:span><text:span text:style-name="T19"> ]</text:span></text:p>
            <text:p><text:span text:style-name="T19"><text:tab/></text:span><text:span text:style-name="T19">$forfalden_sum</text:span></text:p>
            <text:p><text:span text:style-name="T19"><text:tab/></text:span><text:span text:style-name="T19">$rykker_gebyr</text:span></text:p>
            <text:p><text:span text:style-name="T19">}</text:span><text:span text:style-name="T19"><text:tab/></text:span></text:p>
          </draw:text-box>
        </draw:frame>
        <draw:frame draw:style-name="gr42" draw:text-style-name="P26" draw:layer="measurelines" svg:width="3.714cm" svg:height="5.657cm" svg:x="1.685cm" svg:y="1.435cm">
          <draw:text-box>
            <text:p><text:span text:style-name="T21">Formularer: </text:span></text:p>
            <text:p><text:span text:style-name="T19">" 1: Tilbud",</text:span></text:p>
            <text:p><text:span text:style-name="T19">" 2: Ordrebekræftelse",</text:span></text:p>
            <text:p><text:span text:style-name="T19">" 3: Følgeseddel",</text:span></text:p>
            <text:p><text:span text:style-name="T19">" 4: Faktura",</text:span></text:p>
            <text:p><text:span text:style-name="T19">" 5: Kreditnota",</text:span></text:p>
            <text:p><text:span text:style-name="T19">" 6: Rykker_1",</text:span></text:p>
            <text:p><text:span text:style-name="T19">" 7: Rykker_2",</text:span></text:p>
            <text:p><text:span text:style-name="T19">" 8: Rykker_3",</text:span></text:p>
            <text:p><text:span text:style-name="T19">" 9: Plukliste",</text:span></text:p>
            <text:p><text:span text:style-name="T19">"10: Pos",</text:span></text:p>
            <text:p><text:span text:style-name="T19">"11: Kontokort",</text:span></text:p>
            <text:p><text:span text:style-name="T19">"12: Indkøbsforslag",</text:span></text:p>
            <text:p><text:span text:style-name="T19">"13: Rekvisition",</text:span></text:p>
            <text:p><text:span text:style-name="T19">"14: Købsfaktura"</text:span></text:p>
            <text:p><text:span text:style-name="T19"/></text:p>
          </draw:text-box>
        </draw:frame>
        <draw:frame draw:style-name="gr43" draw:text-style-name="P27" draw:layer="measurelines" svg:width="11.457cm" svg:height="0.649cm" svg:x="1.058cm" svg:y="0.491cm">
          <draw:text-box>
            <text:p><text:span text:style-name="T22">Oversigt over formularer og feltnavne på formularer:</text:span></text:p>
          </draw:text-box>
        </draw:frame>
        <draw:frame draw:style-name="gr44" draw:text-style-name="P29" draw:layer="measurelines" svg:width="4.762cm" svg:height="4.812cm" svg:x="1.429cm" svg:y="9.396cm">
          <draw:text-box>
            <text:p text:style-name="P28"><text:span text:style-name="T23">Ordrelinier:</text:span></text:p>
            <text:p text:style-name="P28"><text:span text:style-name="T24"><text:tab/></text:span><text:span text:style-name="T24">posnr</text:span></text:p>
            <text:p text:style-name="P28"><text:span text:style-name="T24"><text:tab/></text:span><text:span text:style-name="T24">varenr</text:span></text:p>
            <text:p text:style-name="P28"><text:span text:style-name="T24"><text:tab/></text:span><text:span text:style-name="T24">antal</text:span></text:p>
            <text:p text:style-name="P28"><text:span text:style-name="T24"><text:tab/></text:span><text:span text:style-name="T24">enhed</text:span></text:p>
            <text:p text:style-name="P28"><text:span text:style-name="T24"><text:tab/></text:span><text:span text:style-name="T24">beskrivelse</text:span></text:p>
            <text:p text:style-name="P28"><text:span text:style-name="T24"><text:tab/></text:span><text:span text:style-name="T24">pris</text:span></text:p>
            <text:p text:style-name="P28"><text:span text:style-name="T24"><text:tab/></text:span><text:span text:style-name="T24">rabat</text:span></text:p>
            <text:p text:style-name="P28"><text:span text:style-name="T24"><text:tab/></text:span><text:span text:style-name="T24">momssats</text:span></text:p>
            <text:p text:style-name="P28"><text:span text:style-name="T24"><text:tab/></text:span><text:span text:style-name="T24">linjemoms</text:span></text:p>
            <text:p text:style-name="P28"><text:span text:style-name="T24"><text:tab/></text:span><text:span text:style-name="T24">varemomssats</text:span></text:p>
            <text:p text:style-name="P28"><text:span text:style-name="T24"><text:tab/></text:span><text:span text:style-name="T24">linjesum</text:span></text:p>
            <text:p text:style-name="P28"><text:span text:style-name="T24"><text:tab/></text:span><text:span text:style-name="T24">projekt</text:span></text:p>
            <text:p text:style-name="P28"><text:span text:style-name="T24"><text:tab/></text:span><text:span text:style-name="T24">procent</text:span></text:p>
          </draw:text-box>
        </draw:frame>
      </draw:page>
      <draw:page draw:name="page7" draw:style-name="dp1" draw:master-page-name="Standard">
        <office:forms form:automatic-focus="false" form:apply-design-mode="false"/>
        <draw:frame draw:style-name="gr45" draw:text-style-name="P30" draw:layer="Saldi-Objekter" svg:width="20.636cm" svg:height="2.639cm" svg:x="0.264cm" svg:y="1.494cm">
          <draw:text-box>
            <text:p><text:span text:style-name="T25"><text:s text:c="4"/></text:span><text:span text:style-name="T25">&lt;draw:custom-shape draw:style-name="gr3" draw:text-style-name="P2" draw:layer="</text:span><text:span text:style-name="T26">Saldi-Objekter</text:span><text:span text:style-name="T25">" svg:</text:span><text:span text:style-name="T22">width="5.876cm</text:span><text:span text:style-name="T25">" svg:</text:span><text:span text:style-name="T26">height="0.5cm</text:span><text:span text:style-name="T25">" svg:</text:span><text:span text:style-name="T26">x="14.544cm</text:span><text:span text:style-name="T25">" svg:</text:span><text:span text:style-name="T26">y="6.387cm</text:span><text:span text:style-name="T25">"&gt;</text:span></text:p>
            <text:p><text:span text:style-name="T25"><text:s text:c="5"/></text:span><text:span text:style-name="T25">&lt;text:p text:style-name="P3"&gt;&lt;text:span text:style-name="T1"&gt;</text:span><text:span text:style-name="T26">CVR nr: $eget_cvrnr</text:span><text:span text:style-name="T25">&lt;/text:span&gt;&lt;/text:p&gt;</text:span></text:p>
            <text:p><text:span text:style-name="T27"><text:s text:c="5"/></text:span><text:span text:style-name="T27">&lt;draw:enhanced-geometry svg:viewBox="0 0 21600 21600" draw:type="rectangle" draw:enhanced-path="M 0 0 L 21600 0 21600 21600 0 21600 0 0 Z N"/&gt;</text:span></text:p>
            <text:p><text:span text:style-name="T27"><text:s text:c="4"/></text:span><text:span text:style-name="T27">&lt;/draw:custom-shape&gt;</text:span></text:p>
          </draw:text-box>
        </draw:frame>
        <draw:frame draw:style-name="gr46" draw:text-style-name="P31" draw:layer="Saldi-Objekter" svg:width="19.055cm" svg:height="0.801cm" svg:x="1.092cm" svg:y="0.413cm">
          <draw:text-box>
            <text:p><text:span text:style-name="T28">Eksempler på XML-filens struktur:</text:span></text:p>
          </draw:text-box>
        </draw:frame>
        <draw:frame draw:style-name="gr47" draw:text-style-name="P30" draw:layer="Saldi-Objekter" svg:width="19.055cm" svg:height="0.649cm" svg:x="0.341cm" svg:y="4.366cm">
          <draw:text-box>
            <text:p><text:span text:style-name="T27">Samme data med syntaks visning:</text:span></text:p>
          </draw:text-box>
        </draw:frame>
        <draw:frame draw:style-name="gr48" draw:text-style-name="P9" draw:layer="Saldi-Objekter" svg:width="29.5cm" svg:height="1.845cm" svg:x="0.235cm" svg:y="4.984cm">
          <draw:image xlink:href="Pictures/100000000000054D00000055C79895488919027D.png" xlink:type="simple" xlink:show="embed" xlink:actuate="onLoad">
            <text:p/>
          </draw:image>
        </draw:frame>
        <draw:custom-shape draw:style-name="gr49" draw:text-style-name="P9" draw:layer="Saldi-Objekter" svg:width="17.525cm" svg:height="0.449cm" svg:x="12.04cm" svg:y="5.0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9" draw:layer="Saldi-Objekter" svg:width="10.049cm" svg:height="0.449cm" svg:x="5.729cm" svg:y="5.4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30" draw:layer="Saldi-Objekter" svg:width="20.39cm" svg:height="2.694cm" svg:x="0.34cm" svg:y="8.652cm">
          <draw:text-box>
            <text:p><text:span text:style-name="T27"><text:s text:c="4"/></text:span><text:span text:style-name="T27">&lt;draw:frame draw:style-name="gr6" draw:text-style-name="P4" draw:layer="</text:span><text:span text:style-name="T22">Saldi-Objekter</text:span><text:span text:style-name="T27">" svg:</text:span><text:span text:style-name="T22">width="3cm"</text:span><text:span text:style-name="T27"> svg:</text:span><text:span text:style-name="T22">height="0.888cm</text:span><text:span text:style-name="T27">" svg:</text:span><text:span text:style-name="T22">x="10.086cm</text:span><text:span text:style-name="T27">" svg:</text:span><text:span text:style-name="T22">y="2.424cm</text:span><text:span text:style-name="T27">"&gt;</text:span></text:p>
            <text:p><text:span text:style-name="T27"><text:s text:c="5"/></text:span><text:span text:style-name="T27">&lt;draw:text-box&gt;</text:span></text:p>
            <text:p><text:span text:style-name="T27"><text:s text:c="6"/></text:span><text:span text:style-name="T27">&lt;text:p text:style-name="P1"&gt;&lt;text:span text:style-name="T2"&gt;</text:span><text:span text:style-name="T22">Faktura</text:span><text:span text:style-name="T27">&lt;/text:span&gt;&lt;/text:p&gt;</text:span></text:p>
            <text:p><text:span text:style-name="T27"><text:s text:c="5"/></text:span><text:span text:style-name="T27">&lt;/draw:text-box&gt;</text:span></text:p>
            <text:p><text:span text:style-name="T27"><text:s text:c="4"/></text:span><text:span text:style-name="T27">&lt;/draw:frame&gt;</text:span></text:p>
          </draw:text-box>
        </draw:frame>
        <draw:frame draw:style-name="gr47" draw:text-style-name="P30" draw:layer="Saldi-Objekter" svg:width="19.055cm" svg:height="0.649cm" svg:x="0.342cm" svg:y="8.067cm">
          <draw:text-box>
            <text:p><text:span text:style-name="T27">Her en label-tekst:</text:span></text:p>
          </draw:text-box>
        </draw:frame>
        <draw:frame draw:style-name="gr47" draw:text-style-name="P30" draw:layer="Saldi-Objekter" svg:width="19.055cm" svg:height="0.649cm" svg:x="0.342cm" svg:y="11.567cm">
          <draw:text-box>
            <text:p><text:span text:style-name="T27">Samme data med syntaks visning:</text:span></text:p>
          </draw:text-box>
        </draw:frame>
        <draw:frame draw:style-name="gr48" draw:text-style-name="P9" draw:layer="Saldi-Objekter" svg:width="29.305cm" svg:height="2.452cm" svg:x="0.283cm" svg:y="12.306cm">
          <draw:image xlink:href="Pictures/10000000000005160000006D85F903B22773728C.png" xlink:type="simple" xlink:show="embed" xlink:actuate="onLoad">
            <text:p/>
          </draw:image>
        </draw:frame>
        <draw:custom-shape draw:style-name="gr52" draw:text-style-name="P9" draw:layer="Saldi-Objekter" svg:width="9.31cm" svg:height="0.449cm" svg:x="6.068cm" svg:y="13.2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9" draw:layer="Saldi-Objekter" svg:width="18.375cm" svg:height="0.449cm" svg:x="11.19cm" svg:y="12.3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30" draw:layer="Saldi-Objekter" svg:width="11.017cm" svg:height="1.843cm" svg:x="0.343cm" svg:y="15.268cm">
          <draw:text-box>
            <text:p><text:span text:style-name="T27">Data i de røde rammer, er dem som er relevante for SALDI.</text:span></text:p>
            <text:p><text:span text:style-name="T27"/></text:p>
            <text:p><text:span text:style-name="T27">Bemærk at mål i y-retning er målt positive fra nul-punkt i sidens top, hvor SALDI udmåler fra sidens bund!</text:span></text:p>
          </draw:text-box>
        </draw:frame>
        <draw:frame draw:style-name="gr47" draw:text-style-name="P30" draw:layer="Saldi-Objekter" svg:width="19.055cm" svg:height="0.649cm" svg:x="0.343cm" svg:y="0.968cm">
          <draw:text-box>
            <text:p><text:span text:style-name="T27">Her et variabel felt med ramme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1" svg:font-family="ArialM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d" style:font-family-generic="swiss" style:font-pitch="variable"/>
    <style:font-face style:name="Arial Narrow" svg:font-family="'Arial Narrow'" style:font-family-generic="swiss" style:font-pitch="variable"/>
    <style:font-face style:name="Arial Narrow1" svg:font-family="'Arial Narrow'" style:font-adornments="normal" style:font-family-generic="swiss" style:font-pitch="variable"/>
    <style:font-face style:name="ArialMT" svg:font-family="ArialMT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Fiery" xlink:href="Pictures/100000000000005E0000005EB1FC5BD3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cm" fo:margin-bottom="0cm" fo:margin-left="0.108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>
        <svg:title>RappSystem</svg:title>
        <svg:desc>Her befinder sig forklaringer m.v. til design-systemet.</svg:desc>
      </draw:layer>
      <draw:layer draw:name="Saldi-Objekter">
        <svg:title>Titel</svg:title>
      </draw:layer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6T09:09:35.907000000</meta:creation-date>
    <dc:date>2015-11-19T22:45:04.549000000</dc:date>
    <meta:editing-duration>PT8H50M23S</meta:editing-duration>
    <meta:editing-cycles>28</meta:editing-cycles>
    <meta:generator>LibreOffice/4.2.8.2$Linux_X86_64 LibreOffice_project/420m0$Build-2</meta:generator>
    <meta:document-statistic meta:object-count="91"/>
  </office:meta>
</office:document-meta>
</file>